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vertical-align="middle"/>
    </style:style>
    <style:style style:name="gr2" style:family="graphic" style:parent-style-name="standard">
      <style:graphic-properties svg:stroke-color="#000000" draw:fill-color="#00a933" draw:textarea-horizontal-align="justify" draw:textarea-vertical-align="middle" draw:auto-grow-height="false" fo:min-height="1.024cm" fo:min-width="0.774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-color="#ffff00" draw:textarea-horizontal-align="justify" draw:textarea-vertical-align="middle" draw:auto-grow-height="false" fo:min-height="1.024cm" fo:min-width="0.774cm" fo:padding-top="0.142cm" fo:padding-bottom="0.142cm" fo:padding-left="0.267cm" fo:padding-right="0.267cm"/>
    </style:style>
    <style:style style:name="gr4" style:family="graphic" style:parent-style-name="standard">
      <style:graphic-properties svg:stroke-color="#000000" draw:fill-color="#ff6d6d" draw:textarea-horizontal-align="justify" draw:textarea-vertical-align="middle" draw:auto-grow-height="false" fo:min-height="1.024cm" fo:min-width="0.774cm"/>
    </style:style>
    <style:style style:name="gr5" style:family="graphic" style:parent-style-name="standard">
      <style:graphic-properties svg:stroke-color="#000000" draw:fill-color="#ffff00" draw:textarea-horizontal-align="justify" draw:textarea-vertical-align="middle" draw:auto-grow-height="false" fo:min-height="1.024cm" fo:min-width="0.774cm"/>
    </style:style>
    <style:style style:name="gr6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1.024cm" fo:min-width="0.7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  <style:paragraph-properties style:writing-mode="lr-tb"/>
    </style:style>
    <style:style style:name="gr9" style:family="graphic" style:parent-style-name="objectwithoutfill">
      <style:graphic-properties svg:stroke-width="0.1cm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ff0000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13" style:family="graphic" style:parent-style-name="objectwithoutfill">
      <style:graphic-properties draw:stroke="dash" draw:stroke-dash="Long_20_Dash" svg:stroke-width="0.1cm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5" style:family="graphic" style:parent-style-name="standard">
      <style:graphic-properties draw:stroke="solid" svg:stroke-width="0.035cm" svg:stroke-color="#000000" draw:marker-start-width="0.252cm" draw:marker-end-width="0.252cm" draw:fill-color="#ffff00" draw:textarea-horizontal-align="justify" draw:textarea-vertical-align="middle" draw:auto-grow-height="false" fo:min-height="0.99cm" fo:min-width="0.74cm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0cm"/>
      <style:paragraph-properties style:writing-mode="lr-tb"/>
    </style:style>
    <style:style style:name="gr17" style:family="graphic" style:parent-style-name="objectwithoutfill">
      <style:graphic-properties svg:stroke-width="0.1cm" svg:stroke-color="#3465a4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20" style:family="graphic" style:parent-style-name="standard">
      <style:graphic-properties svg:stroke-width="0cm" svg:stroke-color="#000000" draw:marker-start-width="0.2cm" draw:marker-end-width="0.2cm" draw:fill-color="#ffff00" draw:textarea-horizontal-align="justify" draw:textarea-vertical-align="middle" draw:auto-grow-height="false" fo:min-height="1.024cm" fo:min-width="0.774cm" fo:padding-top="0.125cm" fo:padding-bottom="0.125cm" fo:padding-left="0.25cm" fo:padding-right="0.25cm"/>
    </style:style>
    <style:style style:name="gr21" style:family="graphic" style:parent-style-name="standard">
      <style:graphic-properties svg:stroke-width="0.04cm" svg:stroke-color="#000000" draw:marker-start-width="0.26cm" draw:marker-end-width="0.26cm" draw:fill-color="#00a933" draw:textarea-horizontal-align="justify" draw:textarea-vertical-align="middle" draw:auto-grow-height="false" fo:min-height="0.984cm" fo:min-width="0.734cm" fo:padding-top="0.145cm" fo:padding-bottom="0.145cm" fo:padding-left="0.27cm" fo:padding-right="0.27cm"/>
    </style:style>
    <style:style style:name="gr22" style:family="graphic" style:parent-style-name="standard">
      <style:graphic-properties svg:stroke-color="#000000" draw:fill="solid" draw:fill-color="#00a933" draw:textarea-horizontal-align="justify" draw:textarea-vertical-align="middle" draw:auto-grow-height="false" fo:min-height="1.024cm" fo:min-width="0.774cm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cm" fo:min-width="0cm"/>
      <style:paragraph-properties style:writing-mode="lr-tb"/>
    </style:style>
    <style:style style:name="gr29" style:family="graphic" style:parent-style-name="standard">
      <style:graphic-properties draw:stroke="solid" svg:stroke-width="0cm" svg:stroke-color="#000000" draw:marker-start-width="0.2cm" draw:marker-end-width="0.2cm" draw:fill-color="#ffff00" draw:textarea-horizontal-align="justify" draw:textarea-vertical-align="middle" draw:auto-grow-height="false" fo:min-height="0.99cm" fo:min-width="0.74cm" fo:padding-top="0.125cm" fo:padding-bottom="0.125cm" fo:padding-left="0.25cm" fo:padding-right="0.25cm"/>
    </style:style>
    <style:style style:name="gr30" style:family="graphic" style:parent-style-name="standard">
      <style:graphic-properties svg:stroke-width="0.04cm" svg:stroke-color="#000000" draw:marker-start-width="0.26cm" draw:marker-end-width="0.26cm" draw:fill-color="#ffff00" draw:textarea-horizontal-align="justify" draw:textarea-vertical-align="middle" draw:auto-grow-height="false" fo:min-height="1.024cm" fo:min-width="0.774cm" fo:padding-top="0.145cm" fo:padding-bottom="0.145cm" fo:padding-left="0.27cm" fo:padding-right="0.27cm"/>
    </style:style>
    <style:style style:name="gr31" style:family="graphic" style:parent-style-name="standard">
      <style:graphic-properties svg:stroke-width="0.04cm" svg:stroke-color="#000000" draw:marker-start-width="0.26cm" draw:marker-end-width="0.26cm" draw:fill="solid" draw:fill-color="#ffff00" draw:textarea-horizontal-align="justify" draw:textarea-vertical-align="middle" draw:auto-grow-height="false" fo:min-height="1.024cm" fo:min-width="0.774cm" fo:padding-top="0.145cm" fo:padding-bottom="0.145cm" fo:padding-left="0.27cm" fo:padding-right="0.27cm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33" style:family="graphic" style:parent-style-name="standard">
      <style:graphic-properties draw:stroke="solid" svg:stroke-width="0cm" svg:stroke-color="#000000" draw:marker-start-width="0.2cm" draw:marker-end-width="0.2cm" draw:fill-color="#ffff00" draw:textarea-horizontal-align="justify" draw:textarea-vertical-align="middle" draw:auto-grow-height="false" fo:min-height="1.024cm" fo:min-width="0.774cm" fo:padding-top="0.125cm" fo:padding-bottom="0.125cm" fo:padding-left="0.25cm" fo:padding-right="0.25cm"/>
    </style:style>
    <style:style style:name="gr34" style:family="graphic" style:parent-style-name="standard">
      <style:graphic-properties svg:stroke-width="0cm" svg:stroke-color="#000000" draw:marker-start-width="0.2cm" draw:marker-end-width="0.2cm" draw:fill-color="#00a933" draw:textarea-horizontal-align="justify" draw:textarea-vertical-align="middle" draw:auto-grow-height="false" fo:min-height="0.984cm" fo:min-width="0.734cm" fo:padding-top="0.125cm" fo:padding-bottom="0.125cm" fo:padding-left="0.25cm" fo:padding-right="0.2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41" style:family="graphic" style:parent-style-name="standard">
      <style:graphic-properties svg:stroke-width="0cm" svg:stroke-color="#000000" draw:marker-start-width="0.2cm" draw:marker-end-width="0.2cm" draw:fill-color="#00a933" draw:textarea-horizontal-align="justify" draw:textarea-vertical-align="middle" draw:auto-grow-height="false" fo:min-height="1.024cm" fo:min-width="0.774cm" fo:padding-top="0.125cm" fo:padding-bottom="0.125cm" fo:padding-left="0.25cm" fo:padding-right="0.25cm"/>
    </style:style>
    <style:style style:name="gr42" style:family="graphic" style:parent-style-name="standard">
      <style:graphic-properties svg:stroke-width="0cm" svg:stroke-color="#000000" draw:marker-start-width="0.2cm" draw:marker-end-width="0.2cm" draw:fill="solid" draw:fill-color="#ffff00" draw:textarea-horizontal-align="justify" draw:textarea-vertical-align="middle" draw:auto-grow-height="false" fo:min-height="0.984cm" fo:min-width="0.734cm" fo:padding-top="0.125cm" fo:padding-bottom="0.125cm" fo:padding-left="0.25cm" fo:padding-right="0.25cm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46" style:family="graphic" style:parent-style-name="standard">
      <style:graphic-properties svg:stroke-width="0cm" svg:stroke-color="#000000" draw:marker-start-width="0.2cm" draw:marker-end-width="0.2cm" draw:fill="solid" draw:fill-color="#ffff00" draw:textarea-horizontal-align="justify" draw:textarea-vertical-align="middle" draw:auto-grow-height="false" fo:min-height="1.024cm" fo:min-width="0.774cm" fo:padding-top="0.125cm" fo:padding-bottom="0.125cm" fo:padding-left="0.25cm" fo:padding-right="0.25cm"/>
    </style:style>
    <style:style style:name="gr4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49" style:family="graphic" style:parent-style-name="standard">
      <style:graphic-properties svg:stroke-width="0.04cm" svg:stroke-color="#000000" draw:marker-start-width="0.26cm" draw:marker-end-width="0.26cm" draw:fill-color="#ffff00" draw:textarea-horizontal-align="justify" draw:textarea-vertical-align="middle" draw:auto-grow-height="false" fo:min-height="0.984cm" fo:min-width="0.734cm" fo:padding-top="0.145cm" fo:padding-bottom="0.145cm" fo:padding-left="0.27cm" fo:padding-right="0.2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2cm" fo:min-width="0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-color="#00a933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ff6d6d"/>
      <style:paragraph-properties fo:text-align="center"/>
    </style:style>
    <style:style style:name="P5" style:family="paragraph">
      <loext:graphic-properties draw:fill="solid" draw:fill-color="#ffff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0000" fo:font-size="24pt" fo:font-weight="bold" style:font-size-asian="18pt" style:font-size-complex="18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3465a4" fo:font-size="32pt" fo:font-weight="bold" style:font-size-asian="18pt" style:font-size-complex="18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ff0000" fo:font-size="18pt" style:font-size-asian="18pt" style:font-size-complex="18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3465a4" fo:font-size="18pt" style:font-size-asian="18pt" style:font-size-complex="18pt"/>
    </style:style>
    <style:style style:name="P15" style:family="paragraph">
      <loext:graphic-properties draw:fill="solid" draw:fill-color="#00a933"/>
      <style:paragraph-properties fo:text-align="center"/>
    </style:style>
    <style:style style:name="T1" style:family="text">
      <style:text-properties fo:font-size="24pt"/>
    </style:style>
    <style:style style:name="T2" style:family="text">
      <style:text-properties fo:color="#ff0000" fo:font-size="24pt" fo:font-weight="bold" style:font-size-asian="18pt" style:font-size-complex="18pt"/>
    </style:style>
    <style:style style:name="T3" style:family="text">
      <style:text-properties fo:color="#3465a4" fo:font-size="32pt" fo:font-weight="bold" style:font-size-asian="18pt" style:font-size-complex="18pt"/>
    </style:style>
    <style:style style:name="T4" style:family="text">
      <style:text-properties fo:color="#ff0000" fo:font-size="18pt" style:font-size-asian="18pt" style:font-size-complex="18pt"/>
    </style:style>
    <style:style style:name="T5" style:family="text">
      <style:text-properties fo:color="#3465a4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1.999cm" svg:height="5.799cm" svg:x="13.5cm" svg:y="2.2cm" svg:viewBox="0 0 2000 5800" draw:points="0,0 0,5600 200,5800 1800,5800 2000,5600 2000,0">
          <text:p/>
        </draw:polygon>
        <draw:polygon draw:style-name="gr1" draw:text-style-name="P1" draw:layer="layout" svg:width="1.999cm" svg:height="5.799cm" svg:x="6.9cm" svg:y="2.2cm" svg:viewBox="0 0 2000 5800" draw:points="0,0 0,5600 200,5800 1800,5800 2000,5600 2000,0">
          <text:p/>
        </draw:polygon>
        <draw:polygon draw:style-name="gr1" draw:text-style-name="P1" draw:layer="layout" svg:width="1.999cm" svg:height="5.799cm" svg:x="4.7cm" svg:y="2.2cm" svg:viewBox="0 0 2000 5800" draw:points="0,0 0,5600 200,5800 1800,5800 2000,5600 2000,0">
          <text:p/>
        </draw:polygon>
        <draw:custom-shape draw:style-name="gr2" draw:text-style-name="P2" draw:layer="layout" svg:width="1.8cm" svg:height="1.8cm" svg:x="4.8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cm" svg:height="1.8cm" svg:x="4.8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7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8cm" svg:height="1.8cm" svg:x="13.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1.999cm" svg:height="5.799cm" svg:x="9.1cm" svg:y="2.2cm" svg:viewBox="0 0 2000 5800" draw:points="0,0 0,5600 200,5800 1800,5800 2000,5600 2000,0">
          <text:p/>
        </draw:polygon>
        <draw:custom-shape draw:style-name="gr4" draw:text-style-name="P4" draw:layer="layout" svg:width="1.8cm" svg:height="1.8cm" svg:x="9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9.2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cm" svg:height="1.8cm" svg:x="9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1.999cm" svg:height="5.799cm" svg:x="11.3cm" svg:y="2.2cm" svg:viewBox="0 0 2000 5800" draw:points="0,0 0,5600 200,5800 1800,5800 2000,5600 2000,0">
          <text:p/>
        </draw:polygon>
        <draw:custom-shape draw:style-name="gr2" draw:text-style-name="P2" draw:layer="layout" svg:width="1.8cm" svg:height="1.8cm" svg:x="7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8cm" svg:height="1.8cm" svg:x="11.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4.7cm" svg:height="0.962cm" svg:x="4.7cm" svg:y="8.1cm">
          <draw:text-box>
            <text:p text:style-name="P6">„chain“</text:p>
          </draw:text-box>
        </draw:frame>
        <draw:frame draw:style-name="gr8" draw:text-style-name="P8" draw:layer="layout" svg:width="18.7cm" svg:height="2.139cm" draw:transform="rotate (1.5707963267949) translate (1.5cm 19.8cm)">
          <draw:text-box>
            <text:p text:style-name="P6"><text:span text:style-name="T1">B</text:span><text:span text:style-name="T1">a</text:span><text:span text:style-name="T1">ll</text:span><text:span text:style-name="T1">a </text:span><text:span text:style-name="T1">B</text:span><text:span text:style-name="T1">a</text:span><text:span text:style-name="T1">ll</text:span><text:span text:style-name="T1">a</text:span><text:span text:style-name="T1">: </text:span><text:span text:style-name="T1">U</text:span><text:span text:style-name="T1">s</text:span><text:span text:style-name="T1">e</text:span><text:span text:style-name="T1">f</text:span><text:span text:style-name="T1">u</text:span><text:span text:style-name="T1">l </text:span><text:span text:style-name="T1">M</text:span><text:span text:style-name="T1">o</text:span><text:span text:style-name="T1">v</text:span><text:span text:style-name="T1">e</text:span><text:span text:style-name="T1">s </text:span><text:span text:style-name="T1">-</text:span></text:p>
            <text:p text:style-name="P6"><text:span text:style-name="T1">„</text:span><text:span text:style-name="T1">C</text:span><text:span text:style-name="T1">h</text:span><text:span text:style-name="T1">a</text:span><text:span text:style-name="T1">i</text:span><text:span text:style-name="T1">n</text:span><text:span text:style-name="T1">s</text:span><text:span text:style-name="T1">“</text:span></text:p>
          </draw:text-box>
        </draw:frame>
        <draw:path draw:style-name="gr9" draw:text-style-name="P9" draw:layer="layout" svg:width="6.26cm" svg:height="1.414cm" draw:transform="rotate (-0.28029987787029) translate (6.09157451140597cm 3.73179493595158cm)" svg:viewBox="0 0 6261 1415" svg:d="M0 1415c3870-1738 6261-1386 6261-1386">
          <text:p/>
        </draw:path>
        <draw:path draw:style-name="gr10" draw:text-style-name="P9" draw:layer="layout" svg:width="1.928cm" svg:height="0.63cm" draw:transform="rotate (-0.28029987787029) translate (12.5746029729727cm 4.79348491508635cm)" svg:viewBox="0 0 1929 631" svg:d="M0 631c863-977 1929-528 1929-528">
          <text:p/>
        </draw:path>
        <draw:frame draw:style-name="gr11" draw:text-style-name="P11" draw:layer="layout" svg:width="1.1cm" svg:height="1.195cm" svg:x="13.6cm" svg:y="5.105cm">
          <draw:text-box>
            <text:p text:style-name="P10"><text:span text:style-name="T2">⨯</text:span></text:p>
          </draw:text-box>
        </draw:frame>
        <draw:frame draw:style-name="gr12" draw:text-style-name="P12" draw:layer="layout" svg:width="1.1cm" svg:height="1.517cm" svg:x="11.4cm" svg:y="5.092cm">
          <draw:text-box>
            <text:p text:style-name="P6"><text:span text:style-name="T3">✓</text:span></text:p>
          </draw:text-box>
        </draw:frame>
        <draw:frame draw:style-name="gr7" draw:text-style-name="P7" draw:layer="layout" svg:width="10.8cm" svg:height="0.962cm" svg:x="4.7cm" svg:y="18.538cm">
          <draw:text-box>
            <text:p text:style-name="P6">Same result in 1 as in 2 moves.</text:p>
          </draw:text-box>
        </draw:frame>
        <draw:path draw:style-name="gr13" draw:text-style-name="P9" draw:layer="layout" svg:width="8.182cm" svg:height="2.514cm" draw:transform="rotate (-0.28029987787029) translate (6.37066105802502cm 2.31549518054846cm)" svg:viewBox="0 0 8183 2515" svg:d="M0 2515c3539-3342 8183-2389 8183-2389">
          <text:p/>
        </draw:path>
        <draw:frame draw:style-name="gr12" draw:text-style-name="P12" draw:layer="layout" svg:width="1.1cm" svg:height="1.517cm" svg:x="11.3cm" svg:y="2.492cm">
          <draw:text-box>
            <text:p text:style-name="P6"><text:span text:style-name="T3">✓</text:span></text:p>
          </draw:text-box>
        </draw:frame>
        <draw:frame draw:style-name="gr14" draw:text-style-name="P13" draw:layer="layout" svg:width="7.7cm" svg:height="1.673cm" svg:x="9.4cm" svg:y="8.127cm">
          <draw:text-box>
            <text:p text:style-name="P6"><text:span text:style-name="T4">D</text:span><text:span text:style-name="T4">et</text:span><text:span text:style-name="T4">o</text:span><text:span text:style-name="T4">u</text:span><text:span text:style-name="T4">r </text:span><text:span text:style-name="T4">(</text:span><text:span text:style-name="T4">2 </text:span><text:span text:style-name="T4">m</text:span><text:span text:style-name="T4">o</text:span><text:span text:style-name="T4">v</text:span><text:span text:style-name="T4">e</text:span><text:span text:style-name="T4">s)</text:span></text:p>
          </draw:text-box>
        </draw:frame>
        <draw:frame draw:style-name="gr14" draw:text-style-name="P14" draw:layer="layout" svg:width="4cm" svg:height="1.673cm" svg:x="11.8cm" svg:y="2.1cm">
          <draw:text-box>
            <text:p text:style-name="P6"><text:span text:style-name="T5">D</text:span><text:span text:style-name="T5">ir</text:span><text:span text:style-name="T5">e</text:span><text:span text:style-name="T5">ct</text:span></text:p>
            <text:p text:style-name="P6"><text:span text:style-name="T5">(</text:span><text:span text:style-name="T5">1 </text:span><text:span text:style-name="T5">m</text:span><text:span text:style-name="T5">o</text:span><text:span text:style-name="T5">v</text:span><text:span text:style-name="T5">e</text:span><text:span text:style-name="T5">)</text:span></text:p>
          </draw:text-box>
        </draw:frame>
        <draw:frame draw:style-name="gr7" draw:text-style-name="P13" draw:layer="layout" svg:width="2.7cm" svg:height="0.962cm" svg:x="12.5cm" svg:y="5.1cm">
          <draw:text-box>
            <text:p text:style-name="P6"><text:span text:style-name="T4">2.</text:span></text:p>
          </draw:text-box>
        </draw:frame>
        <draw:frame draw:style-name="gr7" draw:text-style-name="P14" draw:layer="layout" svg:width="5.3cm" svg:height="0.962cm" svg:x="7.7cm" svg:y="4.9cm">
          <draw:text-box>
            <text:p text:style-name="P6"><text:span text:style-name="T5">1.</text:span></text:p>
          </draw:text-box>
        </draw:frame>
        <draw:polygon draw:style-name="gr1" draw:text-style-name="P1" draw:layer="layout" svg:width="1.999cm" svg:height="5.799cm" svg:x="13.5cm" svg:y="11.2cm" svg:viewBox="0 0 2000 5800" draw:points="0,0 0,5600 200,5800 1800,5800 2000,5600 2000,0">
          <text:p/>
        </draw:polygon>
        <draw:polygon draw:style-name="gr1" draw:text-style-name="P1" draw:layer="layout" svg:width="1.999cm" svg:height="5.799cm" svg:x="6.9cm" svg:y="11.2cm" svg:viewBox="0 0 2000 5800" draw:points="0,0 0,5600 200,5800 1800,5800 2000,5600 2000,0">
          <text:p/>
        </draw:polygon>
        <draw:polygon draw:style-name="gr1" draw:text-style-name="P1" draw:layer="layout" svg:width="1.999cm" svg:height="5.799cm" svg:x="4.7cm" svg:y="11.2cm" svg:viewBox="0 0 2000 5800" draw:points="0,0 0,5600 200,5800 1800,5800 2000,5600 2000,0">
          <text:p/>
        </draw:polygon>
        <draw:custom-shape draw:style-name="gr2" draw:text-style-name="P2" draw:layer="layout" svg:width="1.8cm" svg:height="1.8cm" svg:x="4.8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1.8cm" svg:height="1.8cm" svg:x="4.8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7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8cm" svg:height="1.8cm" svg:x="13.6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1.999cm" svg:height="5.799cm" svg:x="9.1cm" svg:y="11.2cm" svg:viewBox="0 0 2000 5800" draw:points="0,0 0,5600 200,5800 1800,5800 2000,5600 2000,0">
          <text:p/>
        </draw:polygon>
        <draw:custom-shape draw:style-name="gr4" draw:text-style-name="P4" draw:layer="layout" svg:width="1.8cm" svg:height="1.8cm" svg:x="9.2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9.2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cm" svg:height="1.8cm" svg:x="9.2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1.999cm" svg:height="5.799cm" svg:x="11.3cm" svg:y="11.2cm" svg:viewBox="0 0 2000 5800" draw:points="0,0 0,5600 200,5800 1800,5800 2000,5600 2000,0">
          <text:p/>
        </draw:polygon>
        <draw:custom-shape draw:style-name="gr2" draw:text-style-name="P2" draw:layer="layout" svg:width="1.8cm" svg:height="1.8cm" svg:x="7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8cm" svg:height="1.8cm" svg:x="11.4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" draw:layer="layout" svg:width="5.3cm" svg:height="1.7cm" svg:x="4.7cm" svg:y="17.1cm">
          <draw:text-box>
            <text:p text:style-name="P6">„replacement“</text:p>
          </draw:text-box>
        </draw:frame>
        <draw:path draw:style-name="gr10" draw:text-style-name="P9" draw:layer="layout" svg:width="6.677cm" svg:height="0.819cm" draw:transform="rotate (-0.28029987787029) translate (5.90932411776332cm 13.3648747231611cm)" svg:viewBox="0 0 6678 820" svg:d="M0 757c3870-1739 6678 63 6678 63">
          <text:p/>
        </draw:path>
        <draw:path draw:style-name="gr17" draw:text-style-name="P9" draw:layer="layout" svg:width="1.423cm" svg:height="2.282cm" draw:transform="rotate (-0.28029987787029) translate (13.0315884469449cm 13.8060630125174cm)" svg:viewBox="0 0 1424 2283" svg:d="M0 2283c93-1484 1424-2283 1424-2283">
          <text:p/>
        </draw:path>
        <draw:frame draw:style-name="gr18" draw:text-style-name="P11" draw:layer="layout" svg:width="1.1cm" svg:height="1.195cm" svg:x="11.2cm" svg:y="14.205cm">
          <draw:text-box>
            <text:p text:style-name="P10"><text:span text:style-name="T2">⨯</text:span></text:p>
          </draw:text-box>
        </draw:frame>
        <draw:frame draw:style-name="gr12" draw:text-style-name="P12" draw:layer="layout" svg:width="1.1cm" svg:height="1.517cm" svg:x="14cm" svg:y="13.892cm">
          <draw:text-box>
            <text:p text:style-name="P6"><text:span text:style-name="T3">✓</text:span></text:p>
          </draw:text-box>
        </draw:frame>
        <draw:path draw:style-name="gr13" draw:text-style-name="P9" draw:layer="layout" svg:width="8.182cm" svg:height="2.514cm" draw:transform="rotate (-0.28029987787029) translate (6.37066105802502cm 11.3154951805485cm)" svg:viewBox="0 0 8183 2515" svg:d="M0 2515c3539-3342 8183-2389 8183-2389">
          <text:p/>
        </draw:path>
        <draw:frame draw:style-name="gr12" draw:text-style-name="P12" draw:layer="layout" svg:width="1.1cm" svg:height="1.517cm" svg:x="11.4cm" svg:y="11.492cm">
          <draw:text-box>
            <text:p text:style-name="P6"><text:span text:style-name="T3">✓</text:span></text:p>
          </draw:text-box>
        </draw:frame>
        <draw:frame draw:style-name="gr14" draw:text-style-name="P13" draw:layer="layout" svg:width="7.3cm" svg:height="1.673cm" svg:x="8.9cm" svg:y="17.1cm">
          <draw:text-box>
            <text:p text:style-name="P6"><text:span text:style-name="T4">D</text:span><text:span text:style-name="T4">et</text:span><text:span text:style-name="T4">o</text:span><text:span text:style-name="T4">u</text:span><text:span text:style-name="T4">r </text:span><text:span text:style-name="T4">(</text:span><text:span text:style-name="T4">2 </text:span><text:span text:style-name="T4">m</text:span><text:span text:style-name="T4">o</text:span><text:span text:style-name="T4">v</text:span><text:span text:style-name="T4">e</text:span><text:span text:style-name="T4">s)</text:span></text:p>
          </draw:text-box>
        </draw:frame>
        <draw:frame draw:style-name="gr14" draw:text-style-name="P14" draw:layer="layout" svg:width="4cm" svg:height="1.673cm" svg:x="12cm" svg:y="11.3cm">
          <draw:text-box>
            <text:p text:style-name="P6"><text:span text:style-name="T5">D</text:span><text:span text:style-name="T5">ir</text:span><text:span text:style-name="T5">e</text:span><text:span text:style-name="T5">ct</text:span></text:p>
            <text:p text:style-name="P6"><text:span text:style-name="T5">(</text:span><text:span text:style-name="T5">1 </text:span><text:span text:style-name="T5">m</text:span><text:span text:style-name="T5">o</text:span><text:span text:style-name="T5">v</text:span><text:span text:style-name="T5">e</text:span><text:span text:style-name="T5">)</text:span></text:p>
          </draw:text-box>
        </draw:frame>
        <draw:frame draw:style-name="gr7" draw:text-style-name="P14" draw:layer="layout" svg:width="1.6cm" svg:height="0.962cm" svg:x="12.5cm" svg:y="13.8cm">
          <draw:text-box>
            <text:p text:style-name="P6"><text:span text:style-name="T5">1.</text:span></text:p>
          </draw:text-box>
        </draw:frame>
        <draw:frame draw:style-name="gr7" draw:text-style-name="P13" draw:layer="layout" svg:width="1.7cm" svg:height="0.962cm" svg:x="7.7cm" svg:y="13.9cm">
          <draw:text-box>
            <text:p text:style-name="P6"><text:span text:style-name="T4">2.</text:span></text:p>
          </draw:text-box>
        </draw:frame>
        <draw:polygon draw:style-name="gr1" draw:text-style-name="P1" draw:layer="layout" svg:width="1.999cm" svg:height="5.799cm" svg:x="26cm" svg:y="11.2cm" svg:viewBox="0 0 2000 5800" draw:points="0,0 0,5600 200,5800 1800,5800 2000,5600 2000,0">
          <text:p/>
        </draw:polygon>
        <draw:polygon draw:style-name="gr1" draw:text-style-name="P1" draw:layer="layout" svg:width="1.999cm" svg:height="5.799cm" svg:x="19.4cm" svg:y="11.2cm" svg:viewBox="0 0 2000 5800" draw:points="0,0 0,5600 200,5800 1800,5800 2000,5600 2000,0">
          <text:p/>
        </draw:polygon>
        <draw:polygon draw:style-name="gr1" draw:text-style-name="P1" draw:layer="layout" svg:width="1.999cm" svg:height="5.799cm" svg:x="17.2cm" svg:y="11.2cm" svg:viewBox="0 0 2000 5800" draw:points="0,0 0,5600 200,5800 1800,5800 2000,5600 2000,0">
          <text:p/>
        </draw:polygon>
        <draw:custom-shape draw:style-name="gr2" draw:text-style-name="P2" draw:layer="layout" svg:width="1.8cm" svg:height="1.8cm" svg:x="17.3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1.8cm" svg:height="1.8cm" svg:x="26.1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17.3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8cm" svg:height="1.8cm" svg:x="26.1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1.999cm" svg:height="5.799cm" svg:x="21.6cm" svg:y="11.2cm" svg:viewBox="0 0 2000 5800" draw:points="0,0 0,5600 200,5800 1800,5800 2000,5600 2000,0">
          <text:p/>
        </draw:polygon>
        <draw:custom-shape draw:style-name="gr4" draw:text-style-name="P4" draw:layer="layout" svg:width="1.8cm" svg:height="1.8cm" svg:x="21.7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26.1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cm" svg:height="1.8cm" svg:x="21.7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1.999cm" svg:height="5.799cm" svg:x="23.8cm" svg:y="11.2cm" svg:viewBox="0 0 2000 5800" draw:points="0,0 0,5600 200,5800 1800,5800 2000,5600 2000,0">
          <text:p/>
        </draw:polygon>
        <draw:custom-shape draw:style-name="gr2" draw:text-style-name="P2" draw:layer="layout" svg:width="1.8cm" svg:height="1.8cm" svg:x="23.9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8cm" svg:height="1.8cm" svg:x="23.9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9" draw:layer="layout" svg:width="5.686cm" svg:height="6.068cm" draw:transform="rotate (-0.28029987787029) translate (21.5349002112512cm 10.1267123861494cm)" svg:viewBox="0 0 5687 6069" svg:d="M150 6069c-1232-4641 5537-6069 5537-6069">
          <text:p/>
        </draw:path>
        <draw:path draw:style-name="gr17" draw:text-style-name="P9" draw:layer="layout" svg:width="5.159cm" svg:height="5.501cm" draw:transform="rotate (-0.28029987787029) translate (21.9776663164511cm 10.7995997198211cm)" svg:viewBox="0 0 5160 5502" svg:d="M5160 0c-6002 971-5114 5502-5114 5502">
          <text:p/>
        </draw:path>
        <draw:frame draw:style-name="gr19" draw:text-style-name="P11" draw:layer="layout" svg:width="1.1cm" svg:height="1.195cm" svg:x="22.6cm" svg:y="10.805cm">
          <draw:text-box>
            <text:p text:style-name="P10"><text:span text:style-name="T2">⨯</text:span></text:p>
          </draw:text-box>
        </draw:frame>
        <draw:frame draw:style-name="gr12" draw:text-style-name="P12" draw:layer="layout" svg:width="1.1cm" svg:height="1.517cm" svg:x="24.6cm" svg:y="11.992cm">
          <draw:text-box>
            <text:p text:style-name="P6"><text:span text:style-name="T3">✓</text:span></text:p>
          </draw:text-box>
        </draw:frame>
        <draw:frame draw:style-name="gr7" draw:text-style-name="P14" draw:layer="layout" svg:width="1.6cm" svg:height="0.962cm" svg:x="23.9cm" svg:y="12.3cm">
          <draw:text-box>
            <text:p text:style-name="P6"><text:span text:style-name="T5">1.</text:span></text:p>
          </draw:text-box>
        </draw:frame>
        <draw:frame draw:style-name="gr7" draw:text-style-name="P13" draw:layer="layout" svg:width="1.7cm" svg:height="0.962cm" svg:x="22cm" svg:y="11cm">
          <draw:text-box>
            <text:p text:style-name="P6"><text:span text:style-name="T4">2.</text:span></text:p>
          </draw:text-box>
        </draw:frame>
        <draw:frame draw:style-name="gr16" draw:text-style-name="P7" draw:layer="layout" svg:width="5.3cm" svg:height="1.7cm" svg:x="17.6cm" svg:y="17.1cm">
          <draw:text-box>
            <text:p text:style-name="P6">„Back and forth“</text:p>
          </draw:text-box>
        </draw:frame>
        <draw:frame draw:style-name="gr7" draw:text-style-name="P7" draw:layer="layout" svg:width="10.8cm" svg:height="0.962cm" svg:x="17.7cm" svg:y="18.538cm">
          <draw:text-box>
            <text:p text:style-name="P6">Most primitive cycle</text:p>
          </draw:text-box>
        </draw:frame>
      </draw:page>
      <draw:page draw:name="page2" draw:style-name="dp1" draw:master-page-name="Standard">
        <draw:polygon draw:style-name="gr1" draw:text-style-name="P1" draw:layer="layout" svg:width="1.999cm" svg:height="5.799cm" svg:x="26cm" svg:y="1.2cm" svg:viewBox="0 0 2000 5800" draw:points="0,0 0,5600 200,5800 1800,5800 2000,5600 2000,0">
          <text:p/>
        </draw:polygon>
        <draw:polygon draw:style-name="gr1" draw:text-style-name="P1" draw:layer="layout" svg:width="1.999cm" svg:height="5.799cm" svg:x="23.8cm" svg:y="1.2cm" svg:viewBox="0 0 2000 5800" draw:points="0,0 0,5600 200,5800 1800,5800 2000,5600 2000,0">
          <text:p/>
        </draw:polygon>
        <draw:polygon draw:style-name="gr1" draw:text-style-name="P1" draw:layer="layout" svg:width="1.999cm" svg:height="5.799cm" svg:x="21.6cm" svg:y="1.2cm" svg:viewBox="0 0 2000 5800" draw:points="0,0 0,5600 200,5800 1800,5800 2000,5600 2000,0">
          <text:p/>
        </draw:polygon>
        <draw:polygon draw:style-name="gr1" draw:text-style-name="P1" draw:layer="layout" svg:width="1.999cm" svg:height="5.799cm" svg:x="17.2cm" svg:y="1.2cm" svg:viewBox="0 0 2000 5800" draw:points="0,0 0,5600 200,5800 1800,5800 2000,5600 2000,0">
          <text:p/>
        </draw:polygon>
        <draw:polygon draw:style-name="gr1" draw:text-style-name="P1" draw:layer="layout" svg:width="1.999cm" svg:height="5.799cm" svg:x="19.4cm" svg:y="1.2cm" svg:viewBox="0 0 2000 5800" draw:points="0,0 0,5600 200,5800 1800,5800 2000,5600 2000,0">
          <text:p/>
        </draw:polygon>
        <draw:polygon draw:style-name="gr1" draw:text-style-name="P1" draw:layer="layout" svg:width="1.999cm" svg:height="5.799cm" svg:x="13.4cm" svg:y="1.2cm" svg:viewBox="0 0 2000 5800" draw:points="0,0 0,5600 200,5800 1800,5800 2000,5600 2000,0">
          <text:p/>
        </draw:polygon>
        <draw:polygon draw:style-name="gr1" draw:text-style-name="P1" draw:layer="layout" svg:width="1.999cm" svg:height="5.799cm" svg:x="6.8cm" svg:y="1.2cm" svg:viewBox="0 0 2000 5800" draw:points="0,0 0,5600 200,5800 1800,5800 2000,5600 2000,0">
          <text:p/>
        </draw:polygon>
        <draw:polygon draw:style-name="gr1" draw:text-style-name="P1" draw:layer="layout" svg:width="1.999cm" svg:height="5.799cm" svg:x="4.6cm" svg:y="1.2cm" svg:viewBox="0 0 2000 5800" draw:points="0,0 0,5600 200,5800 1800,5800 2000,5600 2000,0">
          <text:p/>
        </draw:polygon>
        <draw:custom-shape draw:style-name="gr2" draw:text-style-name="P2" draw:layer="layout" svg:width="1.8cm" svg:height="1.8cm" svg:x="4.7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1.8cm" svg:height="1.8cm" svg:x="4.7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6.9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8cm" svg:height="1.8cm" svg:x="13.5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1.999cm" svg:height="5.799cm" svg:x="9cm" svg:y="1.2cm" svg:viewBox="0 0 2000 5800" draw:points="0,0 0,5600 200,5800 1800,5800 2000,5600 2000,0">
          <text:p/>
        </draw:polygon>
        <draw:custom-shape draw:style-name="gr4" draw:text-style-name="P4" draw:layer="layout" svg:width="1.8cm" svg:height="1.8cm" svg:x="9.1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9.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cm" svg:height="1.8cm" svg:x="9.1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1.999cm" svg:height="5.799cm" svg:x="11.2cm" svg:y="1.2cm" svg:viewBox="0 0 2000 5800" draw:points="0,0 0,5600 200,5800 1800,5800 2000,5600 2000,0">
          <text:p/>
        </draw:polygon>
        <draw:custom-shape draw:style-name="gr2" draw:text-style-name="P2" draw:layer="layout" svg:width="1.8cm" svg:height="1.8cm" svg:x="6.9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8cm" svg:height="1.8cm" svg:x="11.3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cm" svg:height="1.8cm" svg:x="26.1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cm" svg:height="1.8cm" svg:x="17.3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17.3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8cm" svg:height="1.8cm" svg:x="17.3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21.7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23.9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8cm" svg:height="1.8cm" svg:x="21.7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8cm" svg:height="1.8cm" svg:x="19.5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8cm" svg:height="1.8cm" svg:x="23.9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0.8cm" svg:height="0.962cm" svg:x="4.6cm" svg:y="7.1cm">
          <draw:text-box>
            <text:p text:style-name="P6">Ziel-Röhren sind inhaltlich gleich</text:p>
          </draw:text-box>
        </draw:frame>
        <draw:frame draw:style-name="gr7" draw:text-style-name="P7" draw:layer="layout" svg:width="10.8cm" svg:height="0.962cm" svg:x="17.2cm" svg:y="7.038cm">
          <draw:text-box>
            <text:p text:style-name="P6">Quell-Röhren sind inhaltlich gleich</text:p>
          </draw:text-box>
        </draw:frame>
        <draw:frame draw:style-name="gr8" draw:text-style-name="P8" draw:layer="layout" svg:width="18.7cm" svg:height="2.139cm" draw:transform="rotate (1.5707963267949) translate (1.5cm 19.8cm)">
          <draw:text-box>
            <text:p text:style-name="P6"><text:span text:style-name="T1">B</text:span><text:span text:style-name="T1">a</text:span><text:span text:style-name="T1">ll</text:span><text:span text:style-name="T1">a </text:span><text:span text:style-name="T1">B</text:span><text:span text:style-name="T1">a</text:span><text:span text:style-name="T1">ll</text:span><text:span text:style-name="T1">a</text:span><text:span text:style-name="T1">: </text:span><text:span text:style-name="T1">U</text:span><text:span text:style-name="T1">s</text:span><text:span text:style-name="T1">e</text:span><text:span text:style-name="T1">f</text:span><text:span text:style-name="T1">u</text:span><text:span text:style-name="T1">l </text:span><text:span text:style-name="T1">M</text:span><text:span text:style-name="T1">o</text:span><text:span text:style-name="T1">v</text:span><text:span text:style-name="T1">e</text:span><text:span text:style-name="T1">s</text:span></text:p>
            <text:p text:style-name="P6"><text:span text:style-name="T1">„</text:span><text:span text:style-name="T1">C</text:span><text:span text:style-name="T1">o</text:span><text:span text:style-name="T1">n</text:span><text:span text:style-name="T1">t</text:span><text:span text:style-name="T1">e</text:span><text:span text:style-name="T1">n</text:span><text:span text:style-name="T1">t </text:span><text:span text:style-name="T1">E</text:span><text:span text:style-name="T1">q</text:span><text:span text:style-name="T1">u</text:span><text:span text:style-name="T1">a</text:span><text:span text:style-name="T1">l </text:span><text:span text:style-name="T1">M</text:span><text:span text:style-name="T1">o</text:span><text:span text:style-name="T1">v</text:span><text:span text:style-name="T1">e</text:span><text:span text:style-name="T1">s</text:span><text:span text:style-name="T1">“</text:span></text:p>
          </draw:text-box>
        </draw:frame>
        <draw:path draw:style-name="gr9" draw:text-style-name="P9" draw:layer="layout" svg:width="6.26cm" svg:height="1.414cm" draw:transform="rotate (-0.28029987787029) translate (5.99157451140597cm 2.73179493595158cm)" svg:viewBox="0 0 6261 1415" svg:d="M0 1415c3870-1738 6261-1386 6261-1386">
          <text:p/>
        </draw:path>
        <draw:path draw:style-name="gr10" draw:text-style-name="P9" draw:layer="layout" svg:width="8.333cm" svg:height="2.143cm" draw:transform="rotate (-0.28029987787029) translate (6.3932390935748cm 1.76527644479561cm)" svg:viewBox="0 0 8334 2144" svg:d="M0 2144c5488-3348 8334-1774 8334-1774">
          <text:p/>
        </draw:path>
        <draw:path draw:style-name="gr10" draw:text-style-name="P9" draw:layer="layout" svg:width="4.229cm" svg:height="1.044cm" draw:transform="rotate (-0.28029987787029) translate (22.8890191056826cm 2.89603973265587cm)" svg:viewBox="0 0 4230 1045" svg:d="M0 1045c2020-2020 4230-489 4230-489">
          <text:p/>
        </draw:path>
        <draw:path draw:style-name="gr9" draw:text-style-name="P9" draw:layer="layout" svg:width="6.796cm" svg:height="2.28cm" draw:transform="rotate (-0.28029987787029) translate (21.0309675090698cm 1.80821995281249cm)" svg:viewBox="0 0 6797 2281" svg:d="M0 2281c3687-4183 6797-1332 6797-1332">
          <text:p/>
        </draw:path>
        <draw:custom-shape draw:style-name="gr4" draw:text-style-name="P4" draw:layer="layout" svg:width="1.8cm" svg:height="1.8cm" svg:x="19.5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1.999cm" svg:height="7.699cm" svg:x="13.4cm" svg:y="8.8cm" svg:viewBox="0 0 2000 7700" draw:points="0,0 0,7500 200,7700 1800,7700 2000,7500 2000,0">
          <text:p/>
        </draw:polygon>
        <draw:polygon draw:style-name="gr1" draw:text-style-name="P1" draw:layer="layout" svg:width="1.999cm" svg:height="7.699cm" svg:x="6.8cm" svg:y="8.8cm" svg:viewBox="0 0 2000 7700" draw:points="0,0 0,7500 200,7700 1800,7700 2000,7500 2000,0">
          <text:p/>
        </draw:polygon>
        <draw:custom-shape draw:style-name="gr4" draw:text-style-name="P4" draw:layer="layout" svg:width="1.8cm" svg:height="1.8cm" svg:x="6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1.8cm" svg:height="1.8cm" svg:x="1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1.999cm" svg:height="7.699cm" svg:x="9cm" svg:y="8.8cm" svg:viewBox="0 0 2000 7700" draw:points="0,0 0,7500 200,7700 1800,7700 2000,7500 2000,0">
          <text:p/>
        </draw:polygon>
        <draw:custom-shape draw:style-name="gr4" draw:text-style-name="P4" draw:layer="layout" svg:width="1.8cm" svg:height="1.8cm" svg:x="9.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8cm" svg:height="1.8cm" svg:x="9.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1.999cm" svg:height="7.699cm" svg:x="11.2cm" svg:y="8.8cm" svg:viewBox="0 0 2000 7700" draw:points="0,0 0,7500 200,7700 1800,7700 2000,7500 2000,0">
          <text:p/>
        </draw:polygon>
        <draw:custom-shape draw:style-name="gr21" draw:text-style-name="P2" draw:layer="layout" svg:width="1.8cm" svg:height="1.8cm" svg:x="6.9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1.8cm" svg:height="1.8cm" svg:x="11.3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11.8cm" svg:height="1.673cm" svg:x="4.1cm" svg:y="16.9cm">
          <draw:text-box>
            <text:p text:style-name="P6">Quell- und Ziel-Röhren sind inhaltlich gleich</text:p>
          </draw:text-box>
        </draw:frame>
        <draw:path draw:style-name="gr9" draw:text-style-name="P9" draw:layer="layout" svg:width="4.657cm" svg:height="0.911cm" draw:transform="rotate (-0.28029987787029) translate (7.87623848221447cm 9.53517180878002cm)" svg:viewBox="0 0 4658 912" svg:d="M0 276c1619-883 4658 636 4658 636">
          <text:p/>
        </draw:path>
        <draw:path draw:style-name="gr10" draw:text-style-name="P9" draw:layer="layout" svg:width="7.238cm" svg:height="2.115cm" draw:transform="rotate (-0.28029987787029) translate (8.32847401459382cm 7.66424968957379cm)" svg:viewBox="0 0 7239 2116" svg:d="M0 1910c4108-3082 5876-2003 7239 206">
          <text:p/>
        </draw:path>
        <draw:path draw:style-name="gr10" draw:text-style-name="P9" draw:layer="layout" svg:width="2.768cm" svg:height="1.296cm" draw:transform="rotate (-0.28029987787029) translate (10.1032597195509cm 9.68867677310101cm)" svg:viewBox="0 0 2769 1297" svg:d="M0 12c1621-155 2860 1258 2764 1285">
          <text:p/>
        </draw:path>
        <draw:path draw:style-name="gr10" draw:text-style-name="P9" draw:layer="layout" svg:width="4.673cm" svg:height="1.213cm" draw:transform="rotate (-0.28029987787029) translate (10.0457436831692cm 9.34110102245543cm)" svg:viewBox="0 0 4674 1214" svg:d="M0 165c2539-694 4769 1022 4671 1049">
          <text:p/>
        </draw:path>
        <draw:frame draw:style-name="gr23" draw:text-style-name="P11" draw:layer="layout" svg:width="1.1cm" svg:height="1.195cm" svg:x="13.5cm" svg:y="4.105cm">
          <draw:text-box>
            <text:p text:style-name="P10"><text:span text:style-name="T2">⨯</text:span></text:p>
          </draw:text-box>
        </draw:frame>
        <draw:frame draw:style-name="gr12" draw:text-style-name="P12" draw:layer="layout" svg:width="1.1cm" svg:height="1.517cm" svg:x="11.3cm" svg:y="4.092cm">
          <draw:text-box>
            <text:p text:style-name="P6"><text:span text:style-name="T3">✓</text:span></text:p>
          </draw:text-box>
        </draw:frame>
        <draw:frame draw:style-name="gr12" draw:text-style-name="P12" draw:layer="layout" svg:width="1.1cm" svg:height="1.517cm" svg:x="19.9cm" svg:y="3.692cm">
          <draw:text-box>
            <text:p text:style-name="P6"><text:span text:style-name="T3">✓</text:span></text:p>
          </draw:text-box>
        </draw:frame>
        <draw:frame draw:style-name="gr24" draw:text-style-name="P11" draw:layer="layout" svg:width="1.1cm" svg:height="1.195cm" svg:x="22.1cm" svg:y="3.806cm">
          <draw:text-box>
            <text:p text:style-name="P10"><text:span text:style-name="T2">⨯</text:span></text:p>
          </draw:text-box>
        </draw:frame>
        <draw:frame draw:style-name="gr12" draw:text-style-name="P12" draw:layer="layout" svg:width="1.1cm" svg:height="1.517cm" svg:x="8.2cm" svg:y="9.592cm">
          <draw:text-box>
            <text:p text:style-name="P6"><text:span text:style-name="T3">✓</text:span></text:p>
          </draw:text-box>
        </draw:frame>
        <draw:frame draw:style-name="gr25" draw:text-style-name="P11" draw:layer="layout" svg:width="1.1cm" svg:height="1.195cm" svg:x="13.8cm" svg:y="9.106cm">
          <draw:text-box>
            <text:p text:style-name="P10"><text:span text:style-name="T2">⨯</text:span></text:p>
          </draw:text-box>
        </draw:frame>
        <draw:frame draw:style-name="gr26" draw:text-style-name="P11" draw:layer="layout" svg:width="1.1cm" svg:height="1.195cm" svg:x="12cm" svg:y="10.107cm">
          <draw:text-box>
            <text:p text:style-name="P10"><text:span text:style-name="T2">⨯</text:span></text:p>
          </draw:text-box>
        </draw:frame>
        <draw:frame draw:style-name="gr27" draw:text-style-name="P11" draw:layer="layout" svg:width="1.1cm" svg:height="1.195cm" svg:x="12.8cm" svg:y="9.308cm">
          <draw:text-box>
            <text:p text:style-name="P10"><text:span text:style-name="T2">⨯</text:span></text:p>
          </draw:text-box>
        </draw:frame>
        <draw:frame draw:style-name="gr28" draw:text-style-name="P7" draw:layer="layout" svg:width="24.5cm" svg:height="2.3cm" svg:x="4.3cm" svg:y="18.3cm">
          <draw:text-box>
            <text:p text:style-name="P6">Die inhaltlich gleichen Züge führen zu keiner besseren Lösung. Sie sollten daher nicht ausgeführt werden.</text:p>
          </draw:text-box>
        </draw:frame>
        <draw:polygon draw:style-name="gr1" draw:text-style-name="P1" draw:layer="layout" svg:width="1.999cm" svg:height="5.799cm" svg:x="26cm" svg:y="8.8cm" svg:viewBox="0 0 2000 5800" draw:points="0,0 0,5600 200,5800 1800,5800 2000,5600 2000,0">
          <text:p/>
        </draw:polygon>
        <draw:polygon draw:style-name="gr1" draw:text-style-name="P1" draw:layer="layout" svg:width="1.999cm" svg:height="5.799cm" svg:x="19.4cm" svg:y="8.8cm" svg:viewBox="0 0 2000 5800" draw:points="0,0 0,5600 200,5800 1800,5800 2000,5600 2000,0">
          <text:p/>
        </draw:polygon>
        <draw:polygon draw:style-name="gr1" draw:text-style-name="P1" draw:layer="layout" svg:width="1.999cm" svg:height="5.799cm" svg:x="17.2cm" svg:y="8.8cm" svg:viewBox="0 0 2000 5800" draw:points="0,0 0,5600 200,5800 1800,5800 2000,5600 2000,0">
          <text:p/>
        </draw:polygon>
        <draw:custom-shape draw:style-name="gr2" draw:text-style-name="P2" draw:layer="layout" svg:width="1.8cm" svg:height="1.8cm" svg:x="19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draw:layer="layout" svg:width="1.8cm" svg:height="1.8cm" svg:x="17.3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17.3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.8cm" svg:height="1.8cm" svg:x="26.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1.999cm" svg:height="5.799cm" svg:x="21.6cm" svg:y="8.8cm" svg:viewBox="0 0 2000 5800" draw:points="0,0 0,5600 200,5800 1800,5800 2000,5600 2000,0">
          <text:p/>
        </draw:polygon>
        <draw:custom-shape draw:style-name="gr4" draw:text-style-name="P4" draw:layer="layout" svg:width="1.8cm" svg:height="1.8cm" svg:x="21.7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21.7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cm" svg:height="1.8cm" svg:x="21.7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1.999cm" svg:height="5.799cm" svg:x="23.8cm" svg:y="8.8cm" svg:viewBox="0 0 2000 5800" draw:points="0,0 0,5600 200,5800 1800,5800 2000,5600 2000,0">
          <text:p/>
        </draw:polygon>
        <draw:custom-shape draw:style-name="gr2" draw:text-style-name="P2" draw:layer="layout" svg:width="1.8cm" svg:height="1.8cm" svg:x="19.5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1.8cm" svg:height="1.8cm" svg:x="23.9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9" draw:layer="layout" svg:width="2.014cm" svg:height="2.103cm" draw:transform="rotate (-0.28029987787029) translate (25.082011968468cm 11.3872758995103cm)" svg:viewBox="0 0 2015 2104" svg:d="M0 2104c134-1704 476-2323 2015-2037">
          <text:p/>
        </draw:path>
        <draw:path draw:style-name="gr10" draw:text-style-name="P9" draw:layer="layout" svg:width="2.803cm" svg:height="1.084cm" draw:transform="rotate (-0.28029987787029) translate (24.6052638783862cm 11.6817149640008cm)" svg:viewBox="0 0 2804 1085" svg:d="M2804 1085c-1211-1316-2804-1066-2804-1066">
          <text:p/>
        </draw:path>
        <draw:frame draw:style-name="gr32" draw:text-style-name="P11" draw:layer="layout" svg:width="1.1cm" svg:height="1.195cm" svg:x="24.2cm" svg:y="10.514cm">
          <draw:text-box>
            <text:p text:style-name="P10"><text:span text:style-name="T2">⨯</text:span></text:p>
          </draw:text-box>
        </draw:frame>
        <draw:frame draw:style-name="gr12" draw:text-style-name="P12" draw:layer="layout" svg:width="1.1cm" svg:height="1.517cm" svg:x="26.5cm" svg:y="10.592cm">
          <draw:text-box>
            <text:p text:style-name="P6"><text:span text:style-name="T3">✓</text:span></text:p>
          </draw:text-box>
        </draw:frame>
        <draw:custom-shape draw:style-name="gr4" draw:text-style-name="P4" draw:layer="layout" svg:width="1.8cm" svg:height="1.8cm" svg:x="9.101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6.901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draw:layer="layout" svg:width="1.8cm" svg:height="1.8cm" svg:x="9.101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draw:layer="layout" svg:width="1.8cm" svg:height="1.8cm" svg:x="6.901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draw:layer="layout" svg:width="1.8cm" svg:height="1.8cm" svg:x="11.301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draw:layer="layout" svg:width="1.8cm" svg:height="1.8cm" svg:x="13.501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1.999cm" svg:height="7.699cm" svg:x="4.6cm" svg:y="8.8cm" svg:viewBox="0 0 2000 7700" draw:points="0,0 0,7500 200,7700 1800,7700 2000,7500 2000,0">
          <text:p/>
        </draw:polygon>
      </draw:page>
      <draw:page draw:name="page3" draw:style-name="dp1" draw:master-page-name="Standard">
        <draw:polygon draw:style-name="gr1" draw:text-style-name="P1" draw:layer="layout" svg:width="1.999cm" svg:height="5.799cm" svg:x="12.8cm" svg:y="3.6cm" svg:viewBox="0 0 2000 5800" draw:points="0,0 0,5600 200,5800 1800,5800 2000,5600 2000,0">
          <text:p/>
        </draw:polygon>
        <draw:polygon draw:style-name="gr1" draw:text-style-name="P1" draw:layer="layout" svg:width="1.999cm" svg:height="5.799cm" svg:x="10.6cm" svg:y="3.6cm" svg:viewBox="0 0 2000 5800" draw:points="0,0 0,5600 200,5800 1800,5800 2000,5600 2000,0">
          <text:p/>
        </draw:polygon>
        <draw:polygon draw:style-name="gr1" draw:text-style-name="P1" draw:layer="layout" svg:width="1.999cm" svg:height="5.799cm" svg:x="8.4cm" svg:y="3.6cm" svg:viewBox="0 0 2000 5800" draw:points="0,0 0,5600 200,5800 1800,5800 2000,5600 2000,0">
          <text:p/>
        </draw:polygon>
        <draw:polygon draw:style-name="gr1" draw:text-style-name="P1" draw:layer="layout" svg:width="1.999cm" svg:height="5.799cm" svg:x="4cm" svg:y="3.6cm" svg:viewBox="0 0 2000 5800" draw:points="0,0 0,5600 200,5800 1800,5800 2000,5600 2000,0">
          <text:p/>
        </draw:polygon>
        <draw:polygon draw:style-name="gr1" draw:text-style-name="P1" draw:layer="layout" svg:width="1.999cm" svg:height="5.799cm" svg:x="6.2cm" svg:y="3.6cm" svg:viewBox="0 0 2000 5800" draw:points="0,0 0,5600 200,5800 1800,5800 2000,5600 2000,0">
          <text:p/>
        </draw:polygon>
        <draw:custom-shape draw:style-name="gr2" draw:text-style-name="P2" draw:layer="layout" svg:width="1.8cm" svg:height="1.8cm" svg:x="12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.8cm" svg:height="1.8cm" svg:x="4.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4.1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8cm" svg:height="1.8cm" svg:x="4.1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8.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12.9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8cm" svg:height="1.8cm" svg:x="8.5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8cm" svg:height="1.8cm" svg:x="6.3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1.8cm" svg:height="1.8cm" svg:x="10.7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10.8cm" svg:height="1.673cm" svg:x="4cm" svg:y="9.438cm">
          <draw:text-box>
            <text:p text:style-name="P6">Bei zwei einfarbigen Stapeln nur von kleinem zu großem Stapel ziehen.</text:p>
          </draw:text-box>
        </draw:frame>
        <draw:frame draw:style-name="gr35" draw:text-style-name="P8" draw:layer="layout" svg:width="18.7cm" svg:height="1.195cm" draw:transform="rotate (1.5707963267949) translate (1.5cm 19.8cm)">
          <draw:text-box>
            <text:p text:style-name="P6"><text:span text:style-name="T1">B</text:span><text:span text:style-name="T1">a</text:span><text:span text:style-name="T1">ll</text:span><text:span text:style-name="T1">a </text:span><text:span text:style-name="T1">B</text:span><text:span text:style-name="T1">a</text:span><text:span text:style-name="T1">ll</text:span><text:span text:style-name="T1">a</text:span><text:span text:style-name="T1">: </text:span><text:span text:style-name="T1">M</text:span><text:span text:style-name="T1">o</text:span><text:span text:style-name="T1">v</text:span><text:span text:style-name="T1">e </text:span><text:span text:style-name="T1">b</text:span><text:span text:style-name="T1">e</text:span><text:span text:style-name="T1">t</text:span><text:span text:style-name="T1">w</text:span><text:span text:style-name="T1">e</text:span><text:span text:style-name="T1">e</text:span><text:span text:style-name="T1">n </text:span><text:span text:style-name="T1">U</text:span><text:span text:style-name="T1">n</text:span><text:span text:style-name="T1">i</text:span><text:span text:style-name="T1">c</text:span><text:span text:style-name="T1">o</text:span><text:span text:style-name="T1">l</text:span><text:span text:style-name="T1">o</text:span><text:span text:style-name="T1">r </text:span><text:span text:style-name="T1">S</text:span><text:span text:style-name="T1">t</text:span><text:span text:style-name="T1">a</text:span><text:span text:style-name="T1">c</text:span><text:span text:style-name="T1">k</text:span><text:span text:style-name="T1">s</text:span></text:p>
          </draw:text-box>
        </draw:frame>
        <draw:path draw:style-name="gr10" draw:text-style-name="P9" draw:layer="layout" svg:width="6.136cm" svg:height="2.536cm" draw:transform="rotate (-0.28029987787029) translate (5.70177928750614cm 3.96224240111359cm)" svg:viewBox="0 0 6137 2537" svg:d="M0 2537c929-2557 5048-3431 6137-1455">
          <text:p/>
        </draw:path>
        <draw:path draw:style-name="gr9" draw:text-style-name="P9" draw:layer="layout" svg:width="7.805cm" svg:height="3.678cm" draw:transform="rotate (-0.28029987787029) translate (5.3166841634303cm 2.70520387527758cm)" svg:viewBox="0 0 7806 3679" svg:d="M7806 3679c-217-5453-5035-3754-7806-1811">
          <text:p/>
        </draw:path>
        <draw:custom-shape draw:style-name="gr4" draw:text-style-name="P4" draw:layer="layout" svg:width="1.8cm" svg:height="1.8cm" svg:x="6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2" draw:layer="layout" svg:width="1.1cm" svg:height="1.517cm" svg:x="11.2cm" svg:y="3.592cm">
          <draw:text-box>
            <text:p text:style-name="P6"><text:span text:style-name="T3">✓</text:span></text:p>
          </draw:text-box>
        </draw:frame>
        <draw:frame draw:style-name="gr36" draw:text-style-name="P11" draw:layer="layout" svg:width="1.1cm" svg:height="1.195cm" svg:x="8.9cm" svg:y="4cm">
          <draw:text-box>
            <text:p text:style-name="P10"><text:span text:style-name="T2">⨯</text:span></text:p>
          </draw:text-box>
        </draw:frame>
        <draw:polygon draw:style-name="gr1" draw:text-style-name="P1" draw:layer="layout" svg:width="1.999cm" svg:height="7.699cm" svg:x="25.8cm" svg:y="1.8cm" svg:viewBox="0 0 2000 7700" draw:points="0,0 0,7500 200,7700 1800,7700 2000,7500 2000,0">
          <text:p/>
        </draw:polygon>
        <draw:polygon draw:style-name="gr1" draw:text-style-name="P1" draw:layer="layout" svg:width="1.999cm" svg:height="7.699cm" svg:x="23.6cm" svg:y="1.8cm" svg:viewBox="0 0 2000 7700" draw:points="0,0 0,7500 200,7700 1800,7700 2000,7500 2000,0">
          <text:p/>
        </draw:polygon>
        <draw:polygon draw:style-name="gr1" draw:text-style-name="P1" draw:layer="layout" svg:width="1.999cm" svg:height="7.699cm" svg:x="21.4cm" svg:y="1.8cm" svg:viewBox="0 0 2000 7700" draw:points="0,0 0,7500 200,7700 1800,7700 2000,7500 2000,0">
          <text:p/>
        </draw:polygon>
        <draw:polygon draw:style-name="gr1" draw:text-style-name="P1" draw:layer="layout" svg:width="1.999cm" svg:height="7.699cm" svg:x="17cm" svg:y="1.8cm" svg:viewBox="0 0 2000 7700" draw:points="0,0 0,7500 200,7700 1800,7700 2000,7500 2000,0">
          <text:p/>
        </draw:polygon>
        <draw:polygon draw:style-name="gr1" draw:text-style-name="P1" draw:layer="layout" svg:width="1.999cm" svg:height="7.699cm" svg:x="19.2cm" svg:y="1.8cm" svg:viewBox="0 0 2000 7700" draw:points="0,0 0,7500 200,7700 1800,7700 2000,7500 2000,0">
          <text:p/>
        </draw:polygon>
        <draw:custom-shape draw:style-name="gr2" draw:text-style-name="P2" draw:layer="layout" svg:width="1.8cm" svg:height="1.8cm" svg:x="25.9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.8cm" svg:height="1.8cm" svg:x="17.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17.1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8cm" svg:height="1.8cm" svg:x="17.1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21.5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25.9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8cm" svg:height="1.8cm" svg:x="21.5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8cm" svg:height="1.8cm" svg:x="19.3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8cm" svg:height="1.8cm" svg:x="23.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10.8cm" svg:height="1.673cm" svg:x="17cm" svg:y="9.538cm">
          <draw:text-box>
            <text:p text:style-name="P6">Bei gleichhohen einfarbigen Stapeln gilt „content equal moves“-Regel</text:p>
          </draw:text-box>
        </draw:frame>
        <draw:custom-shape draw:style-name="gr31" draw:text-style-name="P5" draw:layer="layout" svg:width="1.8cm" svg:height="1.8cm" svg:x="23.701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9" draw:layer="layout" svg:width="6.248cm" svg:height="1.804cm" draw:transform="rotate (-0.28029987787029) translate (18.7992080242465cm 3.36591041343415cm)" svg:viewBox="0 0 6249 1805" svg:d="M6249 1462c-1748-2098-5333-1898-6249 343">
          <text:p/>
        </draw:path>
        <draw:path draw:style-name="gr9" draw:text-style-name="P9" draw:layer="layout" svg:width="6.194cm" svg:height="4.372cm" draw:transform="rotate (-0.28029987787029) translate (18.6796826652146cm 2.03152371030763cm)" svg:viewBox="0 0 6195 4373" svg:d="M239 4373c-1531-3513 4741-5944 5956-3171">
          <text:p/>
        </draw:path>
        <draw:custom-shape draw:style-name="gr4" draw:text-style-name="P4" draw:layer="layout" svg:width="1.8cm" svg:height="1.8cm" svg:x="19.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2" draw:layer="layout" svg:width="1.1cm" svg:height="1.517cm" svg:x="21.9cm" svg:y="1.792cm">
          <draw:text-box>
            <text:p text:style-name="P6"><text:span text:style-name="T3">✓</text:span></text:p>
          </draw:text-box>
        </draw:frame>
        <draw:frame draw:style-name="gr37" draw:text-style-name="P11" draw:layer="layout" svg:width="1.1cm" svg:height="1.195cm" svg:x="19.8cm" svg:y="3.9cm">
          <draw:text-box>
            <text:p text:style-name="P10"><text:span text:style-name="T2">⨯</text:span></text:p>
          </draw:text-box>
        </draw:frame>
        <draw:custom-shape draw:style-name="gr4" draw:text-style-name="P4" draw:layer="layout" svg:width="1.8cm" svg:height="1.8cm" svg:x="25.901cm" svg:y="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cm" svg:height="1.8cm" svg:x="25.9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1.999cm" svg:height="5.799cm" svg:x="12.8cm" svg:y="12.2cm" svg:viewBox="0 0 2000 5800" draw:points="0,0 0,5600 200,5800 1800,5800 2000,5600 2000,0">
          <text:p/>
        </draw:polygon>
        <draw:polygon draw:style-name="gr1" draw:text-style-name="P1" draw:layer="layout" svg:width="1.999cm" svg:height="5.799cm" svg:x="10.6cm" svg:y="12.2cm" svg:viewBox="0 0 2000 5800" draw:points="0,0 0,5600 200,5800 1800,5800 2000,5600 2000,0">
          <text:p/>
        </draw:polygon>
        <draw:polygon draw:style-name="gr1" draw:text-style-name="P1" draw:layer="layout" svg:width="1.999cm" svg:height="5.799cm" svg:x="8.4cm" svg:y="12.2cm" svg:viewBox="0 0 2000 5800" draw:points="0,0 0,5600 200,5800 1800,5800 2000,5600 2000,0">
          <text:p/>
        </draw:polygon>
        <draw:polygon draw:style-name="gr1" draw:text-style-name="P1" draw:layer="layout" svg:width="1.999cm" svg:height="5.799cm" svg:x="4cm" svg:y="12.2cm" svg:viewBox="0 0 2000 5800" draw:points="0,0 0,5600 200,5800 1800,5800 2000,5600 2000,0">
          <text:p/>
        </draw:polygon>
        <draw:polygon draw:style-name="gr1" draw:text-style-name="P1" draw:layer="layout" svg:width="1.999cm" svg:height="5.799cm" svg:x="6.2cm" svg:y="12.2cm" svg:viewBox="0 0 2000 5800" draw:points="0,0 0,5600 200,5800 1800,5800 2000,5600 2000,0">
          <text:p/>
        </draw:polygon>
        <draw:custom-shape draw:style-name="gr2" draw:text-style-name="P2" draw:layer="layout" svg:width="1.8cm" svg:height="1.8cm" svg:x="12.9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.8cm" svg:height="1.8cm" svg:x="4.1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4.1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8cm" svg:height="1.8cm" svg:x="4.1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8.5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12.9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8cm" svg:height="1.8cm" svg:x="8.5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8cm" svg:height="1.8cm" svg:x="6.3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8cm" svg:height="1.8cm" svg:x="12.9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10.8cm" svg:height="1.673cm" svg:x="4cm" svg:y="18.038cm">
          <draw:text-box>
            <text:p text:style-name="P6">Nicht von einfarbigem Stapel in leere Röhre ziehen.</text:p>
          </draw:text-box>
        </draw:frame>
        <draw:path draw:style-name="gr10" draw:text-style-name="P9" draw:layer="layout" svg:width="6.867cm" svg:height="2.558cm" draw:transform="rotate (-0.28029987787029) translate (5.70794456565766cm 12.5408261895914cm)" svg:viewBox="0 0 6868 2559" svg:d="M0 2559c929-2557 5459-4173 6868 0">
          <text:p/>
        </draw:path>
        <draw:custom-shape draw:style-name="gr4" draw:text-style-name="P4" draw:layer="layout" svg:width="1.8cm" svg:height="1.8cm" svg:x="6.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1" draw:layer="layout" svg:width="1.1cm" svg:height="1.195cm" svg:x="8.9cm" svg:y="12.6cm">
          <draw:text-box>
            <text:p text:style-name="P10"><text:span text:style-name="T2">⨯</text:span></text:p>
          </draw:text-box>
        </draw:frame>
      </draw:page>
      <draw:page draw:name="page4" draw:style-name="dp1" draw:master-page-name="Standard">
        <draw:frame draw:style-name="gr8" draw:text-style-name="P8" draw:layer="layout" svg:width="18.7cm" svg:height="2.139cm" draw:transform="rotate (1.5707963267949) translate (1.5cm 19.8cm)">
          <draw:text-box>
            <text:p text:style-name="P6"><text:span text:style-name="T1">B</text:span><text:span text:style-name="T1">a</text:span><text:span text:style-name="T1">ll</text:span><text:span text:style-name="T1">a </text:span><text:span text:style-name="T1">B</text:span><text:span text:style-name="T1">a</text:span><text:span text:style-name="T1">ll</text:span><text:span text:style-name="T1">a</text:span><text:span text:style-name="T1">: </text:span><text:span text:style-name="T1">U</text:span><text:span text:style-name="T1">s</text:span><text:span text:style-name="T1">e</text:span><text:span text:style-name="T1">f</text:span><text:span text:style-name="T1">u</text:span><text:span text:style-name="T1">l </text:span><text:span text:style-name="T1">M</text:span><text:span text:style-name="T1">o</text:span><text:span text:style-name="T1">v</text:span><text:span text:style-name="T1">e</text:span><text:span text:style-name="T1">s</text:span></text:p>
            <text:p text:style-name="P6"><text:span text:style-name="T1">M</text:span><text:span text:style-name="T1">o</text:span><text:span text:style-name="T1">v</text:span><text:span text:style-name="T1">e </text:span><text:span text:style-name="T1">t</text:span><text:span text:style-name="T1">o </text:span><text:span text:style-name="T1">U</text:span><text:span text:style-name="T1">n</text:span><text:span text:style-name="T1">i</text:span><text:span text:style-name="T1">c</text:span><text:span text:style-name="T1">o</text:span><text:span text:style-name="T1">l</text:span><text:span text:style-name="T1">o</text:span><text:span text:style-name="T1">r </text:span><text:span text:style-name="T1">S</text:span><text:span text:style-name="T1">t</text:span><text:span text:style-name="T1">a</text:span><text:span text:style-name="T1">c</text:span><text:span text:style-name="T1">k</text:span></text:p>
          </draw:text-box>
        </draw:frame>
        <draw:polygon draw:style-name="gr1" draw:text-style-name="P1" draw:layer="layout" svg:width="1.999cm" svg:height="7.699cm" svg:x="13.3cm" svg:y="1.8cm" svg:viewBox="0 0 2000 7700" draw:points="0,0 0,7500 200,7700 1800,7700 2000,7500 2000,0">
          <text:p/>
        </draw:polygon>
        <draw:polygon draw:style-name="gr1" draw:text-style-name="P1" draw:layer="layout" svg:width="1.999cm" svg:height="7.699cm" svg:x="11.1cm" svg:y="1.8cm" svg:viewBox="0 0 2000 7700" draw:points="0,0 0,7500 200,7700 1800,7700 2000,7500 2000,0">
          <text:p/>
        </draw:polygon>
        <draw:polygon draw:style-name="gr1" draw:text-style-name="P1" draw:layer="layout" svg:width="1.999cm" svg:height="7.699cm" svg:x="8.9cm" svg:y="1.8cm" svg:viewBox="0 0 2000 7700" draw:points="0,0 0,7500 200,7700 1800,7700 2000,7500 2000,0">
          <text:p/>
        </draw:polygon>
        <draw:polygon draw:style-name="gr1" draw:text-style-name="P1" draw:layer="layout" svg:width="1.999cm" svg:height="7.699cm" svg:x="4.5cm" svg:y="1.8cm" svg:viewBox="0 0 2000 7700" draw:points="0,0 0,7500 200,7700 1800,7700 2000,7500 2000,0">
          <text:p/>
        </draw:polygon>
        <draw:polygon draw:style-name="gr1" draw:text-style-name="P1" draw:layer="layout" svg:width="1.999cm" svg:height="7.699cm" svg:x="6.7cm" svg:y="1.8cm" svg:viewBox="0 0 2000 7700" draw:points="0,0 0,7500 200,7700 1800,7700 2000,7500 2000,0">
          <text:p/>
        </draw:polygon>
        <draw:custom-shape draw:style-name="gr2" draw:text-style-name="P2" draw:layer="layout" svg:width="1.8cm" svg:height="1.8cm" svg:x="13.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cm" svg:height="1.8cm" svg:x="4.6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4.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8cm" svg:height="1.8cm" svg:x="4.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9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13.4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8cm" svg:height="1.8cm" svg:x="9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8cm" svg:height="1.8cm" svg:x="6.8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8cm" svg:height="1.8cm" svg:x="11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10.8cm" svg:height="1.673cm" svg:x="4.5cm" svg:y="9.538cm">
          <draw:text-box>
            <text:p text:style-name="P6">Bei mehreren einfarbigen Stapeln auf höheren Stapel legen.</text:p>
          </draw:text-box>
        </draw:frame>
        <draw:custom-shape draw:style-name="gr31" draw:text-style-name="P5" draw:layer="layout" svg:width="1.8cm" svg:height="1.8cm" svg:x="13.401cm" svg:y="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9" draw:layer="layout" svg:width="1.589cm" svg:height="4.067cm" draw:transform="rotate (-0.28029987787029) translate (12.7722191445102cm 2.56018393267609cm)" svg:viewBox="0 0 1590 4068" svg:d="M1590 0c-1373 291-2143-215-1118 4068">
          <text:p/>
        </draw:path>
        <draw:path draw:style-name="gr9" draw:text-style-name="P9" draw:layer="layout" svg:width="8.054cm" svg:height="4.191cm" draw:transform="skewX (5.51660680583078E-017) rotate (-0.28029987787029) translate (6.65965794740162cm 0.471717855291395cm)" svg:viewBox="0 0 8055 4192" svg:d="M8055 0c-5137 230-7250 1567-8055 4192">
          <text:p/>
        </draw:path>
        <draw:custom-shape draw:style-name="gr4" draw:text-style-name="P4" draw:layer="layout" svg:width="1.8cm" svg:height="1.8cm" svg:x="6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2" draw:layer="layout" svg:width="1.1cm" svg:height="1.517cm" svg:x="5cm" svg:y="2.292cm">
          <draw:text-box>
            <text:p text:style-name="P6"><text:span text:style-name="T3">✓</text:span></text:p>
          </draw:text-box>
        </draw:frame>
        <draw:frame draw:style-name="gr39" draw:text-style-name="P11" draw:layer="layout" svg:width="1.1cm" svg:height="1.195cm" svg:x="11.1cm" svg:y="2.9cm">
          <draw:text-box>
            <text:p text:style-name="P10"><text:span text:style-name="T2">⨯</text:span></text:p>
          </draw:text-box>
        </draw:frame>
        <draw:custom-shape draw:style-name="gr4" draw:text-style-name="P4" draw:layer="layout" svg:width="1.8cm" svg:height="1.8cm" svg:x="9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cm" svg:height="1.8cm" svg:x="13.4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1.999cm" svg:height="7.699cm" svg:x="25.8cm" svg:y="1.8cm" svg:viewBox="0 0 2000 7700" draw:points="0,0 0,7500 200,7700 1800,7700 2000,7500 2000,0">
          <text:p/>
        </draw:polygon>
        <draw:polygon draw:style-name="gr1" draw:text-style-name="P1" draw:layer="layout" svg:width="1.999cm" svg:height="7.699cm" svg:x="23.6cm" svg:y="1.8cm" svg:viewBox="0 0 2000 7700" draw:points="0,0 0,7500 200,7700 1800,7700 2000,7500 2000,0">
          <text:p/>
        </draw:polygon>
        <draw:polygon draw:style-name="gr1" draw:text-style-name="P1" draw:layer="layout" svg:width="1.999cm" svg:height="7.699cm" svg:x="21.4cm" svg:y="1.8cm" svg:viewBox="0 0 2000 7700" draw:points="0,0 0,7500 200,7700 1800,7700 2000,7500 2000,0">
          <text:p/>
        </draw:polygon>
        <draw:polygon draw:style-name="gr1" draw:text-style-name="P1" draw:layer="layout" svg:width="1.999cm" svg:height="7.699cm" svg:x="17cm" svg:y="1.8cm" svg:viewBox="0 0 2000 7700" draw:points="0,0 0,7500 200,7700 1800,7700 2000,7500 2000,0">
          <text:p/>
        </draw:polygon>
        <draw:polygon draw:style-name="gr1" draw:text-style-name="P1" draw:layer="layout" svg:width="1.999cm" svg:height="7.699cm" svg:x="19.2cm" svg:y="1.8cm" svg:viewBox="0 0 2000 7700" draw:points="0,0 0,7500 200,7700 1800,7700 2000,7500 2000,0">
          <text:p/>
        </draw:polygon>
        <draw:custom-shape draw:style-name="gr2" draw:text-style-name="P2" draw:layer="layout" svg:width="1.8cm" svg:height="1.8cm" svg:x="25.9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cm" svg:height="1.8cm" svg:x="17.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17.1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8cm" svg:height="1.8cm" svg:x="17.1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21.5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25.9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8cm" svg:height="1.8cm" svg:x="21.5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1.8cm" svg:height="1.8cm" svg:x="19.3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8cm" svg:height="1.8cm" svg:x="19.3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10.8cm" svg:height="1.673cm" svg:x="17cm" svg:y="9.538cm">
          <draw:text-box>
            <text:p text:style-name="P6">Bei einfarbigem Stapeln nicht in leere Röhre ziehen.</text:p>
          </draw:text-box>
        </draw:frame>
        <draw:custom-shape draw:style-name="gr31" draw:text-style-name="P5" draw:layer="layout" svg:width="1.8cm" svg:height="1.8cm" svg:x="25.901cm" svg:y="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9" draw:layer="layout" svg:width="7.943cm" svg:height="4.575cm" draw:transform="rotate (-0.28029987787029) translate (19.2659967970959cm 0.102330579955562cm)" svg:viewBox="0 0 7944 4576" svg:d="M7944 0c-5137 230-7139 1951-7944 4576">
          <text:p/>
        </draw:path>
        <draw:custom-shape draw:style-name="gr4" draw:text-style-name="P4" draw:layer="layout" svg:width="1.8cm" svg:height="1.8cm" svg:x="19.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2" draw:layer="layout" svg:width="1.1cm" svg:height="1.517cm" svg:x="17.5cm" svg:y="2.292cm">
          <draw:text-box>
            <text:p text:style-name="P6"><text:span text:style-name="T3">✓</text:span></text:p>
          </draw:text-box>
        </draw:frame>
        <draw:frame draw:style-name="gr40" draw:text-style-name="P11" draw:layer="layout" svg:width="1.1cm" svg:height="1.195cm" svg:x="23.8cm" svg:y="3.2cm">
          <draw:text-box>
            <text:p text:style-name="P10"><text:span text:style-name="T2">⨯</text:span></text:p>
          </draw:text-box>
        </draw:frame>
        <draw:custom-shape draw:style-name="gr4" draw:text-style-name="P4" draw:layer="layout" svg:width="1.8cm" svg:height="1.8cm" svg:x="21.5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cm" svg:height="1.8cm" svg:x="25.9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9" draw:layer="layout" svg:width="1.499cm" svg:height="6.181cm" draw:transform="rotate (-0.28029987787029) translate (25.4074279272681cm 2.25500163324168cm)" svg:viewBox="0 0 1500 6182" svg:d="M1500 0c-2291 171-1535 1899-509 6182">
          <text:p/>
        </draw:path>
      </draw:page>
      <draw:page draw:name="page5" draw:style-name="dp1" draw:master-page-name="Standard">
        <draw:frame draw:style-name="gr8" draw:text-style-name="P8" draw:layer="layout" svg:width="18.7cm" svg:height="2.139cm" draw:transform="rotate (1.5707963267949) translate (1.5cm 19.8cm)">
          <draw:text-box>
            <text:p text:style-name="P6"><text:span text:style-name="T1">B</text:span><text:span text:style-name="T1">a</text:span><text:span text:style-name="T1">ll</text:span><text:span text:style-name="T1">a </text:span><text:span text:style-name="T1">B</text:span><text:span text:style-name="T1">a</text:span><text:span text:style-name="T1">ll</text:span><text:span text:style-name="T1">a</text:span><text:span text:style-name="T1">: </text:span><text:span text:style-name="T1">U</text:span><text:span text:style-name="T1">s</text:span><text:span text:style-name="T1">e</text:span><text:span text:style-name="T1">f</text:span><text:span text:style-name="T1">u</text:span><text:span text:style-name="T1">l </text:span><text:span text:style-name="T1">M</text:span><text:span text:style-name="T1">o</text:span><text:span text:style-name="T1">v</text:span><text:span text:style-name="T1">e</text:span><text:span text:style-name="T1">s</text:span></text:p>
            <text:p text:style-name="P6"><text:span text:style-name="T1">M</text:span><text:span text:style-name="T1">o</text:span><text:span text:style-name="T1">v</text:span><text:span text:style-name="T1">e </text:span><text:span text:style-name="T1">fr</text:span><text:span text:style-name="T1">o</text:span><text:span text:style-name="T1">m</text:span><text:span text:style-name="T1"> </text:span><text:span text:style-name="T1">U</text:span><text:span text:style-name="T1">n</text:span><text:span text:style-name="T1">i</text:span><text:span text:style-name="T1">c</text:span><text:span text:style-name="T1">o</text:span><text:span text:style-name="T1">l</text:span><text:span text:style-name="T1">o</text:span><text:span text:style-name="T1">r </text:span><text:span text:style-name="T1">S</text:span><text:span text:style-name="T1">t</text:span><text:span text:style-name="T1">a</text:span><text:span text:style-name="T1">c</text:span><text:span text:style-name="T1">k</text:span></text:p>
          </draw:text-box>
        </draw:frame>
        <draw:polygon draw:style-name="gr1" draw:text-style-name="P1" draw:layer="layout" svg:width="1.999cm" svg:height="7.699cm" svg:x="13.8cm" svg:y="3.3cm" svg:viewBox="0 0 2000 7700" draw:points="0,0 0,7500 200,7700 1800,7700 2000,7500 2000,0">
          <text:p/>
        </draw:polygon>
        <draw:polygon draw:style-name="gr1" draw:text-style-name="P1" draw:layer="layout" svg:width="1.999cm" svg:height="7.699cm" svg:x="11.6cm" svg:y="3.3cm" svg:viewBox="0 0 2000 7700" draw:points="0,0 0,7500 200,7700 1800,7700 2000,7500 2000,0">
          <text:p/>
        </draw:polygon>
        <draw:polygon draw:style-name="gr1" draw:text-style-name="P1" draw:layer="layout" svg:width="1.999cm" svg:height="7.699cm" svg:x="9.4cm" svg:y="3.3cm" svg:viewBox="0 0 2000 7700" draw:points="0,0 0,7500 200,7700 1800,7700 2000,7500 2000,0">
          <text:p/>
        </draw:polygon>
        <draw:polygon draw:style-name="gr1" draw:text-style-name="P1" draw:layer="layout" svg:width="1.999cm" svg:height="7.699cm" svg:x="5cm" svg:y="3.3cm" svg:viewBox="0 0 2000 7700" draw:points="0,0 0,7500 200,7700 1800,7700 2000,7500 2000,0">
          <text:p/>
        </draw:polygon>
        <draw:polygon draw:style-name="gr1" draw:text-style-name="P1" draw:layer="layout" svg:width="1.999cm" svg:height="7.699cm" svg:x="7.2cm" svg:y="3.3cm" svg:viewBox="0 0 2000 7700" draw:points="0,0 0,7500 200,7700 1800,7700 2000,7500 2000,0">
          <text:p/>
        </draw:polygon>
        <draw:custom-shape draw:style-name="gr2" draw:text-style-name="P2" draw:layer="layout" svg:width="1.8cm" svg:height="1.8cm" svg:x="13.9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cm" svg:height="1.8cm" svg:x="5.1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5.1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8cm" svg:height="1.8cm" svg:x="5.1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9.5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13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1.8cm" svg:height="1.8cm" svg:x="9.5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1.8cm" svg:height="1.8cm" svg:x="7.3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1.8cm" svg:height="1.8cm" svg:x="11.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10.8cm" svg:height="1.673cm" svg:x="5cm" svg:y="11.038cm">
          <draw:text-box>
            <text:p text:style-name="P6">Bei mehreren einfarbigen Stapeln von niedrigerem nehmen.</text:p>
          </draw:text-box>
        </draw:frame>
        <draw:custom-shape draw:style-name="gr42" draw:text-style-name="P5" draw:layer="layout" svg:width="1.8cm" svg:height="1.8cm" svg:x="13.901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9" draw:layer="layout" svg:width="7.499cm" svg:height="6.25cm" draw:transform="rotate (-0.28029987787029) translate (7.49303263914756cm 1.92526524298831cm)" svg:viewBox="0 0 7500 6251" svg:d="M246 6251c-1287-4833 2680-5871 7254-6251">
          <text:p/>
        </draw:path>
        <draw:path draw:style-name="gr9" draw:text-style-name="P9" draw:layer="layout" svg:width="1.321cm" svg:height="5.961cm" draw:transform="rotate (-0.28029987787029) translate (13.4295722882499cm 4.03427050548941cm)" svg:viewBox="0 0 1322 5962" svg:d="M853 5962c-1285-4104-1109-5300 469-5962">
          <text:p/>
        </draw:path>
        <draw:custom-shape draw:style-name="gr4" draw:text-style-name="P4" draw:layer="layout" svg:width="1.8cm" svg:height="1.8cm" svg:x="7.3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2" draw:layer="layout" svg:width="1.1cm" svg:height="1.517cm" svg:x="11.6cm" svg:y="5.592cm">
          <draw:text-box>
            <text:p text:style-name="P6"><text:span text:style-name="T3">✓</text:span></text:p>
          </draw:text-box>
        </draw:frame>
        <draw:frame draw:style-name="gr43" draw:text-style-name="P11" draw:layer="layout" svg:width="1.1cm" svg:height="1.195cm" svg:x="9.8cm" svg:y="3.445cm">
          <draw:text-box>
            <text:p text:style-name="P10"><text:span text:style-name="T2">⨯</text:span></text:p>
          </draw:text-box>
        </draw:frame>
        <draw:custom-shape draw:style-name="gr4" draw:text-style-name="P4" draw:layer="layout" svg:width="1.8cm" svg:height="1.8cm" svg:x="9.5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cm" svg:height="1.8cm" svg:x="7.3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Standard">
        <draw:frame draw:style-name="gr44" draw:text-style-name="P8" draw:layer="layout" svg:width="18.7cm" svg:height="3.083cm" draw:transform="rotate (1.5707963267949) translate (1.5cm 19.8cm)">
          <draw:text-box>
            <text:p text:style-name="P6"><text:span text:style-name="T1">B</text:span><text:span text:style-name="T1">a</text:span><text:span text:style-name="T1">ll</text:span><text:span text:style-name="T1">a </text:span><text:span text:style-name="T1">B</text:span><text:span text:style-name="T1">a</text:span><text:span text:style-name="T1">ll</text:span><text:span text:style-name="T1">a</text:span><text:span text:style-name="T1">: </text:span><text:span text:style-name="T1">U</text:span><text:span text:style-name="T1">s</text:span><text:span text:style-name="T1">e</text:span><text:span text:style-name="T1">f</text:span><text:span text:style-name="T1">u</text:span><text:span text:style-name="T1">l </text:span><text:span text:style-name="T1">M</text:span><text:span text:style-name="T1">o</text:span><text:span text:style-name="T1">v</text:span><text:span text:style-name="T1">e</text:span><text:span text:style-name="T1">s</text:span></text:p>
            <text:p text:style-name="P6"><text:span text:style-name="T1">M</text:span><text:span text:style-name="T1">o</text:span><text:span text:style-name="T1">v</text:span><text:span text:style-name="T1">e </text:span><text:span text:style-name="T1">fr</text:span><text:span text:style-name="T1">o</text:span><text:span text:style-name="T1">m</text:span><text:span text:style-name="T1"> </text:span><text:span text:style-name="T1">t</text:span><text:span text:style-name="T1">u</text:span><text:span text:style-name="T1">b</text:span><text:span text:style-name="T1">e </text:span><text:span text:style-name="T1">w</text:span><text:span text:style-name="T1">h</text:span><text:span text:style-name="T1">e</text:span><text:span text:style-name="T1">r</text:span><text:span text:style-name="T1">e </text:span><text:span text:style-name="T1">b</text:span><text:span text:style-name="T1">a</text:span><text:span text:style-name="T1">ll</text:span><text:span text:style-name="T1">s </text:span><text:span text:style-name="T1">b</text:span><text:span text:style-name="T1">e</text:span><text:span text:style-name="T1">l</text:span><text:span text:style-name="T1">o</text:span><text:span text:style-name="T1">w</text:span><text:span text:style-name="T1"> </text:span><text:span text:style-name="T1">h</text:span><text:span text:style-name="T1">a</text:span><text:span text:style-name="T1">v</text:span><text:span text:style-name="T1">e </text:span><text:span text:style-name="T1">t</text:span><text:span text:style-name="T1">h</text:span><text:span text:style-name="T1">e </text:span><text:span text:style-name="T1">s</text:span><text:span text:style-name="T1">a</text:span><text:span text:style-name="T1">m</text:span><text:span text:style-name="T1">e </text:span><text:span text:style-name="T1">c</text:span><text:span text:style-name="T1">o</text:span><text:span text:style-name="T1">l</text:span><text:span text:style-name="T1">o</text:span><text:span text:style-name="T1">r</text:span></text:p>
          </draw:text-box>
        </draw:frame>
        <draw:polygon draw:style-name="gr1" draw:text-style-name="P1" draw:layer="layout" svg:width="1.999cm" svg:height="7.699cm" svg:x="11.6cm" svg:y="1.3cm" svg:viewBox="0 0 2000 7700" draw:points="0,0 0,7500 200,7700 1800,7700 2000,7500 2000,0">
          <text:p/>
        </draw:polygon>
        <draw:polygon draw:style-name="gr1" draw:text-style-name="P1" draw:layer="layout" svg:width="1.999cm" svg:height="7.699cm" svg:x="9.4cm" svg:y="1.3cm" svg:viewBox="0 0 2000 7700" draw:points="0,0 0,7500 200,7700 1800,7700 2000,7500 2000,0">
          <text:p/>
        </draw:polygon>
        <draw:polygon draw:style-name="gr1" draw:text-style-name="P1" draw:layer="layout" svg:width="1.999cm" svg:height="7.699cm" svg:x="5cm" svg:y="1.3cm" svg:viewBox="0 0 2000 7700" draw:points="0,0 0,7500 200,7700 1800,7700 2000,7500 2000,0">
          <text:p/>
        </draw:polygon>
        <draw:polygon draw:style-name="gr1" draw:text-style-name="P1" draw:layer="layout" svg:width="1.999cm" svg:height="7.699cm" svg:x="7.2cm" svg:y="1.3cm" svg:viewBox="0 0 2000 7700" draw:points="0,0 0,7500 200,7700 1800,7700 2000,7500 2000,0">
          <text:p/>
        </draw:polygon>
        <draw:custom-shape draw:style-name="gr2" draw:text-style-name="P2" draw:layer="layout" svg:width="1.8cm" svg:height="1.8cm" svg:x="11.7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.8cm" svg:height="1.8cm" svg:x="5.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5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8cm" svg:height="1.8cm" svg:x="5.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11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11.7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1.8cm" svg:height="1.8cm" svg:x="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1.8cm" svg:height="1.8cm" svg:x="7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5" draw:layer="layout" svg:width="1.8cm" svg:height="1.8cm" svg:x="9.5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7" draw:layer="layout" svg:width="10.8cm" svg:height="2.384cm" svg:x="4.9cm" svg:y="9.338cm">
          <draw:text-box>
            <text:p text:style-name="P6">Es können nicht alle gleichfarbigen übereinanderliegenden Bälle auf andere Röhren verteilt werden.</text:p>
          </draw:text-box>
        </draw:frame>
        <draw:custom-shape draw:style-name="gr46" draw:text-style-name="P5" draw:layer="layout" svg:width="1.8cm" svg:height="1.8cm" svg:x="11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9" draw:layer="layout" svg:width="3.661cm" svg:height="2.822cm" draw:transform="rotate (-0.28029987787029) translate (6.68102690134027cm 1.28696144560936cm)" svg:viewBox="0 0 3662 2823" svg:d="M0 2823c367-1979 2234-2724 3662-2823">
          <text:p/>
        </draw:path>
        <draw:custom-shape draw:style-name="gr4" draw:text-style-name="P4" draw:layer="layout" svg:width="1.8cm" svg:height="1.8cm" svg:x="9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11" draw:layer="layout" svg:width="1.1cm" svg:height="1.195cm" svg:x="7.6cm" svg:y="2.245cm">
          <draw:text-box>
            <text:p text:style-name="P10"><text:span text:style-name="T2">⨯</text:span></text:p>
          </draw:text-box>
        </draw:frame>
        <draw:custom-shape draw:style-name="gr2" draw:text-style-name="P2" draw:layer="layout" svg:width="1.8cm" svg:height="1.8cm" svg:x="7.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1.999cm" svg:height="7.699cm" svg:x="23.6cm" svg:y="1.3cm" svg:viewBox="0 0 2000 7700" draw:points="0,0 0,7500 200,7700 1800,7700 2000,7500 2000,0">
          <text:p/>
        </draw:polygon>
        <draw:polygon draw:style-name="gr1" draw:text-style-name="P1" draw:layer="layout" svg:width="1.999cm" svg:height="7.699cm" svg:x="21.4cm" svg:y="1.3cm" svg:viewBox="0 0 2000 7700" draw:points="0,0 0,7500 200,7700 1800,7700 2000,7500 2000,0">
          <text:p/>
        </draw:polygon>
        <draw:polygon draw:style-name="gr1" draw:text-style-name="P1" draw:layer="layout" svg:width="1.999cm" svg:height="7.699cm" svg:x="17cm" svg:y="1.3cm" svg:viewBox="0 0 2000 7700" draw:points="0,0 0,7500 200,7700 1800,7700 2000,7500 2000,0">
          <text:p/>
        </draw:polygon>
        <draw:polygon draw:style-name="gr1" draw:text-style-name="P1" draw:layer="layout" svg:width="1.999cm" svg:height="7.699cm" svg:x="19.2cm" svg:y="1.3cm" svg:viewBox="0 0 2000 7700" draw:points="0,0 0,7500 200,7700 1800,7700 2000,7500 2000,0">
          <text:p/>
        </draw:polygon>
        <draw:custom-shape draw:style-name="gr2" draw:text-style-name="P2" draw:layer="layout" svg:width="1.8cm" svg:height="1.8cm" svg:x="23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.8cm" svg:height="1.8cm" svg:x="17.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17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8cm" svg:height="1.8cm" svg:x="17.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23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19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1.8cm" svg:height="1.8cm" svg:x="21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1.8cm" svg:height="1.8cm" svg:x="19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5" draw:layer="layout" svg:width="1.8cm" svg:height="1.8cm" svg:x="21.5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7" draw:layer="layout" svg:width="10.8cm" svg:height="3.095cm" svg:x="16.5cm" svg:y="9.216cm">
          <draw:text-box>
            <text:p text:style-name="P6">Alle gleichfarbigen übereinanderliegenden Bälle können auf andere Röhren verteilt werden.</text:p>
          </draw:text-box>
        </draw:frame>
        <draw:custom-shape draw:style-name="gr46" draw:text-style-name="P5" draw:layer="layout" svg:width="1.8cm" svg:height="1.8cm" svg:x="23.7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21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cm" svg:height="1.8cm" svg:x="19.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9" draw:layer="layout" svg:width="3.632cm" svg:height="2.891cm" draw:transform="rotate (-0.28029987787029) translate (18.808798526311cm 1.29495631400551cm)" svg:viewBox="0 0 3633 2892" svg:d="M95 2892c-472-2362 833-2529 3538-2892">
          <text:p/>
        </draw:path>
        <draw:path draw:style-name="gr9" draw:text-style-name="P9" draw:layer="layout" svg:width="6.187cm" svg:height="5.573cm" draw:transform="rotate (-0.28029987787029) translate (18.5530773643851cm 0.588005693436308cm)" svg:viewBox="0 0 6188 5574" svg:d="M925 5574c-2139-4900-642-5123 5263-5574">
          <text:p/>
        </draw:path>
        <draw:frame draw:style-name="gr12" draw:text-style-name="P12" draw:layer="layout" svg:width="1.1cm" svg:height="1.517cm" svg:x="22.3cm" svg:y="1.992cm">
          <draw:text-box>
            <text:p text:style-name="P6"><text:span text:style-name="T3">✓</text:span></text:p>
          </draw:text-box>
        </draw:frame>
        <draw:frame draw:style-name="gr7" draw:text-style-name="P14" draw:layer="layout" svg:width="1.1cm" svg:height="0.962cm" svg:x="21.8cm" svg:y="2.2cm">
          <draw:text-box>
            <text:p text:style-name="P6"><text:span text:style-name="T5">1.</text:span></text:p>
          </draw:text-box>
        </draw:frame>
        <draw:frame draw:style-name="gr7" draw:text-style-name="P14" draw:layer="layout" svg:width="1.3cm" svg:height="0.962cm" svg:x="23.8cm" svg:y="2.2cm">
          <draw:text-box>
            <text:p text:style-name="P6"><text:span text:style-name="T5">2.</text:span></text:p>
          </draw:text-box>
        </draw:frame>
        <draw:polygon draw:style-name="gr1" draw:text-style-name="P1" draw:layer="layout" svg:width="1.999cm" svg:height="5.799cm" svg:x="11.6cm" svg:y="13.2cm" svg:viewBox="0 0 2000 5800" draw:points="0,0 0,5600 200,5800 1800,5800 2000,5600 2000,0">
          <text:p/>
        </draw:polygon>
        <draw:polygon draw:style-name="gr1" draw:text-style-name="P1" draw:layer="layout" svg:width="1.999cm" svg:height="5.799cm" svg:x="9.4cm" svg:y="13.2cm" svg:viewBox="0 0 2000 5800" draw:points="0,0 0,5600 200,5800 1800,5800 2000,5600 2000,0">
          <text:p/>
        </draw:polygon>
        <draw:polygon draw:style-name="gr1" draw:text-style-name="P1" draw:layer="layout" svg:width="1.999cm" svg:height="5.799cm" svg:x="5cm" svg:y="13.2cm" svg:viewBox="0 0 2000 5800" draw:points="0,0 0,5600 200,5800 1800,5800 2000,5600 2000,0">
          <text:p/>
        </draw:polygon>
        <draw:polygon draw:style-name="gr1" draw:text-style-name="P1" draw:layer="layout" svg:width="1.999cm" svg:height="5.799cm" svg:x="7.2cm" svg:y="13.2cm" svg:viewBox="0 0 2000 5800" draw:points="0,0 0,5600 200,5800 1800,5800 2000,5600 2000,0">
          <text:p/>
        </draw:polygon>
        <draw:custom-shape draw:style-name="gr2" draw:text-style-name="P2" draw:layer="layout" svg:width="1.8cm" svg:height="1.8cm" svg:x="7.3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" draw:layer="layout" svg:width="1.8cm" svg:height="1.8cm" svg:x="5.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8cm" svg:height="1.8cm" svg:x="5.1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11.7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7.3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1.8cm" svg:height="1.8cm" svg:x="5.1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5" draw:layer="layout" svg:width="1.8cm" svg:height="1.8cm" svg:x="11.7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11.7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cm" svg:height="1.8cm" svg:x="7.3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9" draw:layer="layout" svg:width="4.331cm" svg:height="2.683cm" draw:transform="rotate (-0.28029987787029) translate (6.74243378852126cm 13.5210216205307cm)" svg:viewBox="0 0 4332 2684" svg:d="M0 2684c2756-4626 4295-2069 4332-1126">
          <text:p/>
        </draw:path>
        <draw:path draw:style-name="gr9" draw:text-style-name="P9" draw:layer="layout" svg:width="5.114cm" svg:height="4.837cm" draw:transform="rotate (-0.28029987787029) translate (6.62294140317922cm 12.036100086884cm)" svg:viewBox="0 0 5115 4838" svg:d="M0 2252c1667-4330 3842-1835 5115 2586">
          <text:p/>
        </draw:path>
        <draw:frame draw:style-name="gr7" draw:text-style-name="P14" draw:layer="layout" svg:width="1.3cm" svg:height="0.962cm" svg:x="10.5cm" svg:y="17.3cm">
          <draw:text-box>
            <text:p text:style-name="P6"><text:span text:style-name="T5">1.</text:span></text:p>
          </draw:text-box>
        </draw:frame>
        <draw:frame draw:style-name="gr12" draw:text-style-name="P12" draw:layer="layout" svg:width="1.1cm" svg:height="1.517cm" svg:x="10.1cm" svg:y="17.792cm">
          <draw:text-box>
            <text:p text:style-name="P6"><text:span text:style-name="T3">✓</text:span></text:p>
          </draw:text-box>
        </draw:frame>
        <draw:frame draw:style-name="gr7" draw:text-style-name="P14" draw:layer="layout" svg:width="1.3cm" svg:height="0.962cm" svg:x="10.4cm" svg:y="15.8cm">
          <draw:text-box>
            <text:p text:style-name="P6"><text:span text:style-name="T5">2.</text:span></text:p>
          </draw:text-box>
        </draw:frame>
        <draw:frame draw:style-name="gr45" draw:text-style-name="P7" draw:layer="layout" svg:width="10.8cm" svg:height="2.384cm" svg:x="13.9cm" svg:y="16.638cm">
          <draw:text-box>
            <text:p text:style-name="P6">Wenn es eine leeren Röhre gibt,</text:p>
            <text:p text:style-name="P6">dann können auf jeden Fall alle gleichfarbigen Bälle verteilt werden.</text:p>
          </draw:text-box>
        </draw:frame>
      </draw:page>
      <draw:page draw:name="page7" draw:style-name="dp1" draw:master-page-name="Standard">
        <draw:frame draw:style-name="gr8" draw:text-style-name="P8" draw:layer="layout" svg:width="18.7cm" svg:height="2.139cm" draw:transform="rotate (1.5707963267949) translate (1.5cm 19.8cm)">
          <draw:text-box>
            <text:p text:style-name="P6"><text:span text:style-name="T1">B</text:span><text:span text:style-name="T1">a</text:span><text:span text:style-name="T1">ll</text:span><text:span text:style-name="T1">a </text:span><text:span text:style-name="T1">B</text:span><text:span text:style-name="T1">a</text:span><text:span text:style-name="T1">ll</text:span><text:span text:style-name="T1">a</text:span><text:span text:style-name="T1">: </text:span><text:span text:style-name="T1">U</text:span><text:span text:style-name="T1">s</text:span><text:span text:style-name="T1">e</text:span><text:span text:style-name="T1">f</text:span><text:span text:style-name="T1">u</text:span><text:span text:style-name="T1">l </text:span><text:span text:style-name="T1">M</text:span><text:span text:style-name="T1">o</text:span><text:span text:style-name="T1">v</text:span><text:span text:style-name="T1">e</text:span><text:span text:style-name="T1">s</text:span></text:p>
            <text:p text:style-name="P6"><text:span text:style-name="T1">„</text:span><text:span text:style-name="T1">F</text:span><text:span text:style-name="T1">o</text:span><text:span text:style-name="T1">ll</text:span><text:span text:style-name="T1">o</text:span><text:span text:style-name="T1">w</text:span><text:span text:style-name="T1">e</text:span><text:span text:style-name="T1">r </text:span><text:span text:style-name="T1">h</text:span><text:span text:style-name="T1">a</text:span><text:span text:style-name="T1">s </text:span><text:span text:style-name="T1">p</text:span><text:span text:style-name="T1">ri</text:span><text:span text:style-name="T1">o</text:span><text:span text:style-name="T1">ri</text:span><text:span text:style-name="T1">t</text:span><text:span text:style-name="T1">y</text:span><text:span text:style-name="T1">“</text:span></text:p>
          </draw:text-box>
        </draw:frame>
        <draw:polygon draw:style-name="gr1" draw:text-style-name="P1" draw:layer="layout" svg:width="1.999cm" svg:height="7.699cm" svg:x="23.6cm" svg:y="1.3cm" svg:viewBox="0 0 2000 7700" draw:points="0,0 0,7500 200,7700 1800,7700 2000,7500 2000,0">
          <text:p/>
        </draw:polygon>
        <draw:polygon draw:style-name="gr1" draw:text-style-name="P1" draw:layer="layout" svg:width="1.999cm" svg:height="7.699cm" svg:x="21.4cm" svg:y="1.3cm" svg:viewBox="0 0 2000 7700" draw:points="0,0 0,7500 200,7700 1800,7700 2000,7500 2000,0">
          <text:p/>
        </draw:polygon>
        <draw:polygon draw:style-name="gr1" draw:text-style-name="P1" draw:layer="layout" svg:width="1.999cm" svg:height="7.699cm" svg:x="17cm" svg:y="1.3cm" svg:viewBox="0 0 2000 7700" draw:points="0,0 0,7500 200,7700 1800,7700 2000,7500 2000,0">
          <text:p/>
        </draw:polygon>
        <draw:polygon draw:style-name="gr1" draw:text-style-name="P1" draw:layer="layout" svg:width="1.999cm" svg:height="7.699cm" svg:x="19.2cm" svg:y="1.3cm" svg:viewBox="0 0 2000 7700" draw:points="0,0 0,7500 200,7700 1800,7700 2000,7500 2000,0">
          <text:p/>
        </draw:polygon>
        <draw:custom-shape draw:style-name="gr2" draw:text-style-name="P2" draw:layer="layout" svg:width="1.8cm" svg:height="1.8cm" svg:x="23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" draw:layer="layout" svg:width="1.8cm" svg:height="1.8cm" svg:x="17.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17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8cm" svg:height="1.8cm" svg:x="21.5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23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19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1.8cm" svg:height="1.8cm" svg:x="21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1.8cm" svg:height="1.8cm" svg:x="19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5" draw:layer="layout" svg:width="1.8cm" svg:height="1.8cm" svg:x="21.5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5" draw:layer="layout" svg:width="1.8cm" svg:height="1.8cm" svg:x="23.7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21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cm" svg:height="1.8cm" svg:x="19.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9" draw:layer="layout" svg:width="3.632cm" svg:height="2.891cm" draw:transform="rotate (-0.28029987787029) translate (18.908798526311cm 1.29495631400551cm)" svg:viewBox="0 0 3633 2892" svg:d="M95 2892c-472-2362 833-2529 3538-2892">
          <text:p/>
        </draw:path>
        <draw:path draw:style-name="gr9" draw:text-style-name="P9" draw:layer="layout" svg:width="6.187cm" svg:height="5.573cm" draw:transform="rotate (-0.28029987787029) translate (18.5530773643851cm 0.488005693436308cm)" svg:viewBox="0 0 6188 5574" svg:d="M925 5574c-2139-4900-642-5123 5263-5574">
          <text:p/>
        </draw:path>
        <draw:frame draw:style-name="gr12" draw:text-style-name="P12" draw:layer="layout" svg:width="1.1cm" svg:height="1.517cm" svg:x="24.4cm" svg:y="1.992cm">
          <draw:text-box>
            <text:p text:style-name="P6"><text:span text:style-name="T3">✓</text:span></text:p>
          </draw:text-box>
        </draw:frame>
        <draw:frame draw:style-name="gr7" draw:text-style-name="P14" draw:layer="layout" svg:width="1.1cm" svg:height="0.962cm" svg:x="19.8cm" svg:y="2.1cm">
          <draw:text-box>
            <text:p text:style-name="P6"><text:span text:style-name="T5">1.</text:span></text:p>
          </draw:text-box>
        </draw:frame>
        <draw:frame draw:style-name="gr7" draw:text-style-name="P14" draw:layer="layout" svg:width="1.3cm" svg:height="0.962cm" svg:x="23.8cm" svg:y="2.2cm">
          <draw:text-box>
            <text:p text:style-name="P6"><text:span text:style-name="T5">2.</text:span></text:p>
          </draw:text-box>
        </draw:frame>
        <draw:polygon draw:style-name="gr1" draw:text-style-name="P1" draw:layer="layout" svg:width="1.999cm" svg:height="5.799cm" svg:x="11.6cm" svg:y="3.2cm" svg:viewBox="0 0 2000 5800" draw:points="0,0 0,5600 200,5800 1800,5800 2000,5600 2000,0">
          <text:p/>
        </draw:polygon>
        <draw:polygon draw:style-name="gr1" draw:text-style-name="P1" draw:layer="layout" svg:width="1.999cm" svg:height="5.799cm" svg:x="9.4cm" svg:y="3.2cm" svg:viewBox="0 0 2000 5800" draw:points="0,0 0,5600 200,5800 1800,5800 2000,5600 2000,0">
          <text:p/>
        </draw:polygon>
        <draw:polygon draw:style-name="gr1" draw:text-style-name="P1" draw:layer="layout" svg:width="1.999cm" svg:height="5.799cm" svg:x="5cm" svg:y="3.2cm" svg:viewBox="0 0 2000 5800" draw:points="0,0 0,5600 200,5800 1800,5800 2000,5600 2000,0">
          <text:p/>
        </draw:polygon>
        <draw:polygon draw:style-name="gr1" draw:text-style-name="P1" draw:layer="layout" svg:width="1.999cm" svg:height="5.799cm" svg:x="7.2cm" svg:y="3.2cm" svg:viewBox="0 0 2000 5800" draw:points="0,0 0,5600 200,5800 1800,5800 2000,5600 2000,0">
          <text:p/>
        </draw:polygon>
        <draw:custom-shape draw:style-name="gr2" draw:text-style-name="P2" draw:layer="layout" svg:width="1.8cm" svg:height="1.8cm" svg:x="7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" draw:layer="layout" svg:width="1.8cm" svg:height="1.8cm" svg:x="5.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8cm" svg:height="1.8cm" svg:x="9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11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7.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1.8cm" svg:height="1.8cm" svg:x="5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5" draw:layer="layout" svg:width="1.8cm" svg:height="1.8cm" svg:x="11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11.7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cm" svg:height="1.8cm" svg:x="7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9" draw:layer="layout" svg:width="4.33cm" svg:height="2.239cm" draw:transform="rotate (-0.28029987787029) translate (6.61958756709981cm 3.84775024460967cm)" svg:viewBox="0 0 4331 2240" svg:d="M0 2240c2836-3522 4295-2069 4331-1127">
          <text:p/>
        </draw:path>
        <draw:path draw:style-name="gr9" draw:text-style-name="P9" draw:layer="layout" svg:width="5.114cm" svg:height="4.184cm" draw:transform="rotate (-0.28029987787029) translate (6.44241451417286cm 2.56319296824064cm)" svg:viewBox="0 0 5115 4185" svg:d="M0 1599c2302-2848 3842-1835 5115 2586">
          <text:p/>
        </draw:path>
        <draw:frame draw:style-name="gr7" draw:text-style-name="P14" draw:layer="layout" svg:width="1.3cm" svg:height="0.962cm" svg:x="10.5cm" svg:y="7.3cm">
          <draw:text-box>
            <text:p text:style-name="P6"><text:span text:style-name="T5">1.</text:span></text:p>
          </draw:text-box>
        </draw:frame>
        <draw:frame draw:style-name="gr12" draw:text-style-name="P12" draw:layer="layout" svg:width="1.1cm" svg:height="1.517cm" svg:x="10.3cm" svg:y="5.792cm">
          <draw:text-box>
            <text:p text:style-name="P6"><text:span text:style-name="T3">✓</text:span></text:p>
          </draw:text-box>
        </draw:frame>
        <draw:frame draw:style-name="gr7" draw:text-style-name="P14" draw:layer="layout" svg:width="1.3cm" svg:height="0.962cm" svg:x="10.5cm" svg:y="5.4cm">
          <draw:text-box>
            <text:p text:style-name="P6"><text:span text:style-name="T5">2.</text:span></text:p>
          </draw:text-box>
        </draw:frame>
        <draw:frame draw:style-name="gr45" draw:text-style-name="P7" draw:layer="layout" svg:width="10.8cm" svg:height="2.384cm" svg:x="4.8cm" svg:y="9.516cm">
          <draw:text-box>
            <text:p text:style-name="P6">Wenn unter einem entfernten Ball ein gleichfarbiger liegt, dann muss dieser auch entfernt werden.</text:p>
          </draw:text-box>
        </draw:frame>
      </draw:page>
      <draw:page draw:name="page8" draw:style-name="dp1" draw:master-page-name="Standard">
        <draw:frame draw:style-name="gr8" draw:text-style-name="P8" draw:layer="layout" svg:width="18.7cm" svg:height="2.139cm" draw:transform="rotate (1.5707963267949) translate (1.5cm 19.8cm)">
          <draw:text-box>
            <text:p text:style-name="P6"><text:span text:style-name="T1">B</text:span><text:span text:style-name="T1">a</text:span><text:span text:style-name="T1">ll</text:span><text:span text:style-name="T1">a </text:span><text:span text:style-name="T1">B</text:span><text:span text:style-name="T1">a</text:span><text:span text:style-name="T1">ll</text:span><text:span text:style-name="T1">a</text:span><text:span text:style-name="T1">: </text:span><text:span text:style-name="T1">U</text:span><text:span text:style-name="T1">s</text:span><text:span text:style-name="T1">e</text:span><text:span text:style-name="T1">f</text:span><text:span text:style-name="T1">u</text:span><text:span text:style-name="T1">l </text:span><text:span text:style-name="T1">M</text:span><text:span text:style-name="T1">o</text:span><text:span text:style-name="T1">v</text:span><text:span text:style-name="T1">e</text:span><text:span text:style-name="T1">s</text:span></text:p>
            <text:p text:style-name="P6"><text:span text:style-name="T1">„</text:span><text:span text:style-name="T1">C</text:span><text:span text:style-name="T1">y</text:span><text:span text:style-name="T1">c</text:span><text:span text:style-name="T1">l</text:span><text:span text:style-name="T1">e</text:span><text:span text:style-name="T1">“</text:span></text:p>
          </draw:text-box>
        </draw:frame>
        <draw:frame draw:style-name="gr50" draw:text-style-name="P7" draw:layer="layout" svg:width="14.4cm" svg:height="1.722cm" svg:x="4.9cm" svg:y="10cm">
          <draw:text-box>
            <text:p text:style-name="P6">Dass ein alter Spielstand exakt wieder erreicht wird, geht nicht wegen der anderen Regeln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19:09:10.656000000</meta:creation-date>
    <dc:date>2022-01-27T17:29:50.394055811</dc:date>
    <meta:editing-duration>PT1H47M19S</meta:editing-duration>
    <meta:editing-cycles>22</meta:editing-cycles>
    <meta:generator>LibreOffice/6.4.7.2$Linux_X86_64 LibreOffice_project/40$Build-2</meta:generator>
    <meta:print-date>2021-12-20T20:13:30.818000000</meta:print-date>
    <meta:document-statistic meta:object-count="396"/>
  </office:meta>
</office:document-meta>
</file>